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table:align="left"/>
    </style:style>
    <style:style style:name="Таблица1.A" style:family="table-column">
      <style:table-column-properties style:column-width="7.281cm" style:rel-column-width="4223*"/>
    </style:style>
    <style:style style:name="Таблица1.B" style:family="table-column">
      <style:table-column-properties style:column-width="4.369cm" style:rel-column-width="2534*"/>
    </style:style>
    <style:style style:name="Таблица1.C" style:family="table-column">
      <style:table-column-properties style:column-width="4.851cm" style:rel-column-width="2814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6.933cm" table:align="center"/>
    </style:style>
    <style:style style:name="Таблица2.A" style:family="table-column">
      <style:table-column-properties style:column-width="2.245cm"/>
    </style:style>
    <style:style style:name="Таблица2.B" style:family="table-column">
      <style:table-column-properties style:column-width="4.262cm"/>
    </style:style>
    <style:style style:name="Таблица2.C" style:family="table-column">
      <style:table-column-properties style:column-width="2.743cm"/>
    </style:style>
    <style:style style:name="Таблица2.D" style:family="table-column">
      <style:table-column-properties style:column-width="3.747cm"/>
    </style:style>
    <style:style style:name="Таблица2.E" style:family="table-column">
      <style:table-column-properties style:column-width="3.937cm"/>
    </style:style>
    <style:style style:name="Таблица2.1" style:family="table-row">
      <style:table-row-properties style:min-row-height="0.506cm" fo:keep-together="always" style:use-optimal-row-height="false"/>
    </style:style>
    <style:style style:name="Таблица2.A1" style:family="table-cell">
      <style:table-cell-properties fo:padding-left="0.199cm" fo:padding-right="0.191cm" fo:padding-top="0cm" fo:padding-bottom="0cm" fo:border="0.5pt solid #000000"/>
    </style:style>
    <style:style style:name="Таблица2.2" style:family="table-row">
      <style:table-row-properties style:min-row-height="0.504cm" fo:keep-together="always" style:use-optimal-row-height="false"/>
    </style:style>
    <style:style style:name="Таблица2.3" style:family="table-row">
      <style:table-row-properties style:min-row-height="1.453cm" fo:keep-together="always" style:use-optimal-row-height="false"/>
    </style:style>
    <style:style style:name="Таблица2.6" style:family="table-row">
      <style:table-row-properties style:min-row-height="1.055cm" fo:keep-together="always" style:use-optimal-row-height="false"/>
    </style:style>
    <style:style style:name="Таблица2.7" style:family="table-row">
      <style:table-row-properties style:min-row-height="0.61cm" fo:keep-together="always" style:use-optimal-row-height="false"/>
    </style:style>
    <style:style style:name="Таблица2.8" style:family="table-row">
      <style:table-row-properties style:min-row-height="1.012cm" fo:keep-together="always" style:use-optimal-row-height="false"/>
    </style:style>
    <style:style style:name="Таблица3" style:family="table">
      <style:table-properties style:width="16.933cm" table:align="center"/>
    </style:style>
    <style:style style:name="Таблица3.A" style:family="table-column">
      <style:table-column-properties style:column-width="2.245cm"/>
    </style:style>
    <style:style style:name="Таблица3.B" style:family="table-column">
      <style:table-column-properties style:column-width="4.262cm"/>
    </style:style>
    <style:style style:name="Таблица3.C" style:family="table-column">
      <style:table-column-properties style:column-width="2.743cm"/>
    </style:style>
    <style:style style:name="Таблица3.D" style:family="table-column">
      <style:table-column-properties style:column-width="3.747cm"/>
    </style:style>
    <style:style style:name="Таблица3.E" style:family="table-column">
      <style:table-column-properties style:column-width="3.937cm"/>
    </style:style>
    <style:style style:name="Таблица3.1" style:family="table-row">
      <style:table-row-properties style:min-row-height="0.506cm" fo:keep-together="always" style:use-optimal-row-height="false"/>
    </style:style>
    <style:style style:name="Таблица3.A1" style:family="table-cell">
      <style:table-cell-properties fo:padding-left="0.199cm" fo:padding-right="0.191cm" fo:padding-top="0cm" fo:padding-bottom="0cm" fo:border="0.5pt solid #000000"/>
    </style:style>
    <style:style style:name="Таблица3.2" style:family="table-row">
      <style:table-row-properties style:min-row-height="0.504cm" fo:keep-together="always" style:use-optimal-row-height="false"/>
    </style:style>
    <style:style style:name="Таблица3.3" style:family="table-row">
      <style:table-row-properties style:min-row-height="1.453cm" fo:keep-together="always" style:use-optimal-row-height="false"/>
    </style:style>
    <style:style style:name="Таблица3.8" style:family="table-row">
      <style:table-row-properties style:min-row-height="1.076cm" fo:keep-together="always" style:use-optimal-row-height="false"/>
    </style:style>
    <style:style style:name="Таблица3.9" style:family="table-row">
      <style:table-row-properties style:min-row-height="0.476cm" fo:keep-together="always" style:use-optimal-row-height="false"/>
    </style:style>
    <style:style style:name="Таблица3.10" style:family="table-row">
      <style:table-row-properties style:min-row-height="1.034cm" fo:keep-together="always" style:use-optimal-row-height="false"/>
    </style:style>
    <style:style style:name="Таблица3.11" style:family="table-row">
      <style:table-row-properties style:min-row-height="0.758cm" fo:keep-together="always" style:use-optimal-row-height="false"/>
    </style:style>
    <style:style style:name="Таблица3.15" style:family="table-row">
      <style:table-row-properties style:min-row-height="3.126cm" fo:keep-together="always" style:use-optimal-row-height="false"/>
    </style:style>
    <style:style style:name="Таблица3.16" style:family="table-row">
      <style:table-row-properties style:min-row-height="0.61cm" fo:keep-together="always" style:use-optimal-row-height="false"/>
    </style:style>
    <style:style style:name="P1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Standard">
      <style:paragraph-properties fo:line-height="115%"/>
      <style:text-properties fo:font-size="14pt" style:font-size-asian="14pt"/>
    </style:style>
    <style:style style:name="P12" style:family="paragraph" style:parent-style-name="Standard">
      <style:paragraph-properties fo:line-height="115%" fo:text-align="center" style:justify-single-word="false"/>
      <style:text-properties fo:font-size="14pt" fo:language="en" fo:country="US" style:font-size-asian="14pt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Standard">
      <style:paragraph-properties fo:line-height="115%"/>
    </style:style>
    <style:style style:name="P15" style:family="paragraph" style:parent-style-name="Standard">
      <style:paragraph-properties fo:line-height="115%" fo:text-align="center" style:justify-single-word="false"/>
    </style:style>
    <style:style style:name="P16" style:family="paragraph" style:parent-style-name="Standard">
      <style:text-properties fo:color="#000000" fo:font-size="14pt" style:font-size-asian="14pt"/>
    </style:style>
    <style:style style:name="P1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8" style:family="paragraph" style:parent-style-name="Абзац_20_списка">
      <style:paragraph-properties fo:margin-left="0cm" fo:margin-right="0cm" fo:line-height="115%" fo:text-indent="0cm" style:auto-text-indent="false">
        <style:tab-stops/>
      </style:paragraph-properties>
      <style:text-properties fo:font-size="14pt" style:font-size-asian="14pt"/>
    </style:style>
    <style:style style:name="P19" style:family="paragraph" style:parent-style-name="Обычный_20__28_веб_29_">
      <style:paragraph-properties fo:margin-left="0cm" fo:margin-right="0cm" fo:line-height="150%" fo:text-indent="1.249cm" style:auto-text-indent="false"/>
      <style:text-properties fo:font-size="14pt" fo:font-weight="bold" style:font-size-asian="14pt" style:font-weight-asian="bold"/>
    </style:style>
    <style:style style:name="P20" style:family="paragraph" style:parent-style-name="Обычный_20__28_веб_29_">
      <style:paragraph-properties fo:margin-left="0cm" fo:margin-right="0cm" fo:line-height="150%" fo:text-indent="1.249cm" style:auto-text-indent="false"/>
      <style:text-properties fo:font-size="14pt" fo:font-weight="bold" style:font-size-asian="14pt" style:font-weight-asian="bold" style:font-size-complex="14pt"/>
    </style:style>
    <style:style style:name="P21" style:family="paragraph" style:parent-style-name="Обычный_20__28_веб_29_">
      <style:paragraph-properties fo:margin-left="0cm" fo:margin-right="0cm" fo:margin-top="0cm" fo:margin-bottom="0cm" loext:contextual-spacing="false" fo:line-height="115%" fo:text-indent="1.249cm" style:auto-text-indent="false"/>
    </style:style>
    <style:style style:name="P22" style:family="paragraph" style:parent-style-name="Обычный_20__28_веб_29_">
      <style:paragraph-properties fo:margin-left="0cm" fo:margin-right="0cm" fo:margin-top="0cm" fo:margin-bottom="0cm" loext:contextual-spacing="false" fo:line-height="115%" fo:text-indent="1.249cm" style:auto-text-indent="false"/>
      <style:text-properties fo:font-size="14pt" style:font-size-asian="14pt" style:font-size-complex="14pt"/>
    </style:style>
    <style:style style:name="P23" style:family="paragraph" style:parent-style-name="Обычный_20__28_веб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4" style:family="paragraph" style:parent-style-name="Обычный_20__28_веб_29_">
      <style:paragraph-properties fo:margin-top="0cm" fo:margin-bottom="0cm" loext:contextual-spacing="false" fo:line-height="115%"/>
    </style:style>
    <style:style style:name="P25" style:family="paragraph" style:parent-style-name="Обычный_20__28_веб_29_">
      <style:paragraph-properties fo:margin-top="0cm" fo:margin-bottom="0cm" loext:contextual-spacing="false" fo:line-height="115%" fo:text-align="center" style:justify-single-word="false"/>
    </style:style>
    <style:style style:name="P26" style:family="paragraph" style:parent-style-name="Обычный_20__28_веб_29_">
      <style:paragraph-properties fo:margin-top="0cm" fo:margin-bottom="0cm" loext:contextual-spacing="false" fo:line-height="115%" fo:text-align="justify" style:justify-single-word="false"/>
    </style:style>
    <style:style style:name="P27" style:family="paragraph" style:parent-style-name="Обычный_20__28_веб_29_">
      <style:paragraph-properties fo:margin-top="0cm" fo:margin-bottom="0cm" loext:contextual-spacing="false" fo:line-height="115%"/>
      <style:text-properties fo:font-size="14pt" style:font-size-asian="14pt" style:font-size-complex="14pt"/>
    </style:style>
    <style:style style:name="P28" style:family="paragraph" style:parent-style-name="Обычный_20__28_веб_29_">
      <style:paragraph-properties fo:margin-top="0cm" fo:margin-bottom="0cm" loext:contextual-spacing="false" fo:line-height="115%" fo:text-align="center" style:justify-single-word="false"/>
      <style:text-properties fo:font-size="14pt" style:font-size-asian="14pt" style:font-size-complex="14pt"/>
    </style:style>
    <style:style style:name="P29" style:family="paragraph" style:parent-style-name="Обычный_20__28_веб_29_">
      <style:paragraph-properties fo:margin-top="0cm" fo:margin-bottom="0cm" loext:contextual-spacing="false" fo:line-height="115%"/>
      <style:text-properties fo:font-size="14pt" style:font-size-asian="14pt"/>
    </style:style>
    <style:style style:name="P30" style:family="paragraph" style:parent-style-name="Text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31" style:family="paragraph" style:parent-style-name="Text">
      <style:paragraph-properties fo:margin-top="0cm" fo:margin-bottom="0cm" loext:contextual-spacing="false" fo:text-align="justify" style:justify-single-wor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32" style:family="paragraph" style:parent-style-name="Text">
      <style:paragraph-properties fo:margin-top="0cm" fo:margin-bottom="0cm" loext:contextual-spacing="false" fo:text-align="center" style:justify-single-wor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33" style:family="paragraph" style:parent-style-name="Text">
      <style:paragraph-properties fo:margin-top="0cm" fo:margin-bottom="0cm" loext:contextual-spacing="false" fo:text-align="justify" style:justify-single-word="false"/>
    </style:style>
    <style:style style:name="P34" style:family="paragraph" style:parent-style-name="Text">
      <style:paragraph-properties fo:margin-top="0cm" fo:margin-bottom="0cm" loext:contextual-spacing="false" fo:text-align="center" style:justify-single-word="false"/>
    </style:style>
    <style:style style:name="P35" style:family="paragraph" style:parent-style-name="Text">
      <style:paragraph-properties fo:margin-top="0.212cm" fo:margin-bottom="0cm" loext:contextual-spacing="false"/>
      <style:text-properties fo:color="#000000" style:font-name="Times New Roman" fo:font-size="12pt" fo:language="en" fo:country="US" style:font-size-asian="12pt" style:font-name-complex="Times New Roman" style:font-size-complex="12pt"/>
    </style:style>
    <style:style style:name="P36" style:family="paragraph" style:parent-style-name="Standard">
      <style:paragraph-properties fo:margin-left="0cm" fo:margin-right="0cm" fo:line-height="115%" fo:text-indent="0.741cm" style:auto-text-indent="false"/>
      <style:text-properties fo:font-size="14pt" fo:font-weight="bold" style:font-size-asian="14pt" style:font-weight-asian="bold" style:font-size-complex="14pt"/>
    </style:style>
    <style:style style:name="P37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weight-complex="bold"/>
    </style:style>
    <style:style style:name="P39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fo:font-size="14pt" fo:language="en" fo:country="US" fo:font-style="italic" fo:font-weight="bold" style:font-size-asian="14pt" style:font-style-asian="italic" style:font-weight-asian="bold"/>
    </style:style>
    <style:style style:name="P40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font-name="Courier New" fo:font-size="11pt" fo:language="en" fo:country="US" style:font-size-asian="11pt" style:font-name-complex="Courier New" style:font-size-complex="11pt"/>
    </style:style>
    <style:style style:name="P41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font-name="Courier New" fo:language="en" fo:country="US" style:font-name-complex="Courier New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43" style:family="paragraph" style:parent-style-name="Standard">
      <style:paragraph-properties fo:margin-top="0cm" fo:margin-bottom="0.282cm" loext:contextual-spacing="false" fo:line-height="106%"/>
      <style:text-properties fo:font-size="14pt" style:font-size-asian="14pt"/>
    </style:style>
    <style:style style:name="P44" style:family="paragraph" style:parent-style-name="Standard">
      <style:paragraph-properties fo:margin-left="0cm" fo:margin-right="0cm" fo:line-height="115%" fo:text-align="justify" style:justify-single-word="false" fo:text-indent="1.3cm" style:auto-text-indent="false"/>
      <style:text-properties style:font-name="Courier New" fo:font-size="14pt" fo:language="en" fo:country="US" fo:font-style="italic" fo:font-weight="bold" style:font-size-asian="14pt" style:font-style-asian="italic" style:font-weight-asian="bold" style:font-name-complex="Courier New" style:font-style-complex="italic" style:font-weight-complex="bold"/>
    </style:style>
    <style:style style:name="P45" style:family="paragraph" style:parent-style-name="Standard">
      <style:paragraph-properties fo:margin-left="1.251cm" fo:margin-right="0cm" fo:line-height="115%" fo:text-align="justify" style:justify-single-word="false" fo:text-indent="0cm" style:auto-text-indent="false">
        <style:tab-stops/>
      </style:paragraph-properties>
    </style:style>
    <style:style style:name="P46" style:family="paragraph" style:parent-style-name="Абзац_20_списка">
      <style:paragraph-properties fo:line-height="115%" fo:text-align="justify" style:justify-single-word="false"/>
      <style:text-properties fo:font-size="14pt" fo:language="en" fo:country="US" fo:font-style="italic" fo:font-weight="bold" style:font-size-asian="14pt" style:font-style-asian="italic" style:font-weight-asian="bold" style:font-style-complex="italic" style:font-weight-complex="bold"/>
    </style:style>
    <style:style style:name="P47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48" style:family="paragraph" style:parent-style-name="Обычный_20__28_веб_29_">
      <style:paragraph-properties fo:margin-top="0cm" fo:margin-bottom="0cm" loext:contextual-spacing="false" fo:line-height="115%" fo:text-align="center" style:justify-single-word="false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fo:language="en" fo:country="US" style:font-size-asian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en" fo:country="US" officeooo:rsid="0015cfc0" style:font-size-asian="14pt" style:font-size-complex="14pt"/>
    </style:style>
    <style:style style:name="T9" style:family="text">
      <style:text-properties fo:font-size="14pt" fo:language="en" fo:country="US" fo:font-style="italic" fo:font-weight="bold" style:font-size-asian="14pt" style:font-style-asian="italic" style:font-weight-asian="bold"/>
    </style:style>
    <style:style style:name="T10" style:family="text">
      <style:text-properties fo:font-size="14pt" fo:language="en" fo:country="US" fo:font-style="italic" fo:font-weight="bold" style:font-size-asian="14pt" style:font-style-asian="italic" style:font-weight-asian="bold" style:font-style-complex="italic" style:font-weight-complex="bold"/>
    </style:style>
    <style:style style:name="T11" style:family="text">
      <style:text-properties fo:font-size="14pt" fo:font-style="italic" fo:font-weight="bold" style:font-size-asian="14pt" style:font-style-asian="italic" style:font-weight-asian="bold"/>
    </style:style>
    <style:style style:name="T12" style:family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T13" style:family="text">
      <style:text-properties fo:color="#ff0000" fo:font-size="14pt" fo:font-weight="bold" style:font-size-asian="14pt" style:font-weight-asian="bold" style:font-size-complex="14pt"/>
    </style:style>
    <style:style style:name="T14" style:family="text">
      <style:text-properties fo:font-weight="bold" style:font-weight-asian="bold" style:font-size-complex="12pt"/>
    </style:style>
    <style:style style:name="T15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16" style:family="text">
      <style:text-properties style:font-name="Times New Roman" fo:font-size="12pt" style:font-size-asian="12pt" style:font-name-complex="Times New Roman" style:font-size-complex="12pt"/>
    </style:style>
    <style:style style:name="T17" style:family="text">
      <style:text-properties style:font-name="Courier New" fo:font-size="11pt" style:font-size-asian="11pt" style:font-name-complex="Courier New" style:font-size-complex="11pt"/>
    </style:style>
    <style:style style:name="T18" style:family="text">
      <style:text-properties style:font-name="Courier New" fo:font-size="11pt" fo:language="en" fo:country="US" style:font-size-asian="11pt" style:font-name-complex="Courier New" style:font-size-complex="11pt"/>
    </style:style>
    <style:style style:name="T19" style:family="text">
      <style:text-properties style:font-name="Courier New" fo:language="en" fo:country="US" style:font-name-complex="Courier New"/>
    </style:style>
    <style:style style:name="T20" style:family="text">
      <style:text-properties style:font-name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«ЛЭТИ» им. В.И. Ульянова (Ленина)</text:p>
      <text:p text:style-name="P3">Кафедра МО ЭВМ</text:p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17"><text:span text:style-name="Название_20_книги"><text:span text:style-name="T1">отчет</text:span></text:span></text:p>
      <text:p text:style-name="P13"><text:span text:style-name="Основной_20_шрифт_20_абзаца"><text:span text:style-name="T2">по лабораторной работе</text:span></text:span><text:span text:style-name="Основной_20_шрифт_20_абзаца"><text:span text:style-name="T13"> </text:span></text:span><text:span text:style-name="Основной_20_шрифт_20_абзаца"><text:span text:style-name="T2">№1</text:span></text:span></text:p>
      <text:p text:style-name="P3">по дисциплине «Организация ЭВМ и систем»</text:p>
      <text:h text:style-name="Heading_20_1" text:outline-level="1"><text:span text:style-name="Название_20_книги">Тема: </text:span><text:span text:style-name="Основной_20_шрифт_20_абзаца"><text:span text:style-name="T14">Трансляции, отладка и выполнение программ на языке Ассемблера.</text:span></text:span></text:h>
      <text:p text:style-name="P2"/>
      <text:p text:style-name="P7"/>
      <text:p text:style-name="P7"/>
      <text:p text:style-name="P7"/>
      <text:p text:style-name="P6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ка гр. 9383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8">Лихашва А.Д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9">Ефремов М.А.</text:p>
          </table:table-cell>
        </table:table-row>
      </table:table>
      <text:p text:style-name="P10"/>
      <text:p text:style-name="P10"/>
      <text:p text:style-name="P10">Санкт-Петербург</text:p>
      <text:p text:style-name="P13"><text:span text:style-name="Основной_20_шрифт_20_абзаца"><text:span text:style-name="T5">2020</text:span></text:span></text:p>
      <text:p text:style-name="P19"><text:soft-page-break/>Цель работы.</text:p>
      <text:p text:style-name="P21"><text:span text:style-name="Основной_20_шрифт_20_абзаца"><text:span text:style-name="T4">Изучить основные принципы трансляции, отладки и выполнения программ на языке Ассемблера.</text:span></text:span></text:p>
      <text:p text:style-name="P20">Ход работы.</text:p>
      <text:p text:style-name="P23">Часть 1.</text:p>
      <text:p text:style-name="P24"><text:span text:style-name="Основной_20_шрифт_20_абзаца"><text:span text:style-name="T4"><text:tab/>1. Загружены файлы </text:span></text:span><text:span text:style-name="Основной_20_шрифт_20_абзаца"><text:span text:style-name="T8">HELLO1</text:span></text:span><text:span text:style-name="Основной_20_шрифт_20_абзаца"><text:span text:style-name="T4">.asm, </text:span></text:span><text:span text:style-name="Основной_20_шрифт_20_абзаца"><text:span text:style-name="T8">HELLO</text:span></text:span><text:span text:style-name="Основной_20_шрифт_20_абзаца"><text:span text:style-name="T4">2.</text:span></text:span><text:span text:style-name="Основной_20_шрифт_20_абзаца"><text:span text:style-name="T7">asm</text:span></text:span><text:span text:style-name="Основной_20_шрифт_20_абзаца"><text:span text:style-name="T4">, </text:span></text:span><text:span text:style-name="Основной_20_шрифт_20_абзаца"><text:span text:style-name="T7">masm</text:span></text:span><text:span text:style-name="Основной_20_шрифт_20_абзаца"><text:span text:style-name="T4">.</text:span></text:span><text:span text:style-name="Основной_20_шрифт_20_абзаца"><text:span text:style-name="T7">exe</text:span></text:span><text:span text:style-name="Основной_20_шрифт_20_абзаца"><text:span text:style-name="T4">, </text:span></text:span><text:span text:style-name="Основной_20_шрифт_20_абзаца"><text:span text:style-name="T7">link</text:span></text:span><text:span text:style-name="Основной_20_шрифт_20_абзаца"><text:span text:style-name="T4">.</text:span></text:span><text:span text:style-name="Основной_20_шрифт_20_абзаца"><text:span text:style-name="T7">exe</text:span></text:span><text:span text:style-name="Основной_20_шрифт_20_абзаца"><text:span text:style-name="T4">,</text:span></text:span><text:span text:style-name="Основной_20_шрифт_20_абзаца"><text:span text:style-name="T7"> </text:span></text:span><text:span text:style-name="Основной_20_шрифт_20_абзаца"><text:span text:style-name="T8">afdpro.exe</text:span></text:span><text:span text:style-name="Основной_20_шрифт_20_абзаца"><text:span text:style-name="T7"> </text:span></text:span><text:span text:style-name="Основной_20_шрифт_20_абзаца"><text:span text:style-name="T4">из каталога \лр  в каталог  </text:span></text:span><text:span text:style-name="Основной_20_шрифт_20_абзаца"><text:span text:style-name="T7">D</text:span></text:span><text:span text:style-name="Основной_20_шрифт_20_абзаца"><text:span text:style-name="T4">:\asmlab.</text:span></text:span></text:p>
      <text:p text:style-name="P27"/>
      <text:p text:style-name="P24"><text:span text:style-name="Основной_20_шрифт_20_абзаца"><text:span text:style-name="T4"><text:tab/>2. Запущена программа DOSBox, смонтирован виртуальный диск С: в каталоге \asmlab при помощи mount С </text:span></text:span><text:span text:style-name="Основной_20_шрифт_20_абзаца"><text:span text:style-name="T7">D</text:span></text:span><text:span text:style-name="Основной_20_шрифт_20_абзаца"><text:span text:style-name="T4">:\asmlab .</text:span></text:span></text:p>
      <text:p text:style-name="P27"/>
      <text:p text:style-name="P24"><text:span text:style-name="Основной_20_шрифт_20_абзаца"><text:span text:style-name="T4"><text:tab/>3. Просмотрена программа в режиме редактирования, изучена структура и реализация каждого сегмента программы. Строка-приветствие преобразована в соответствии с личными данными.</text:span></text:span></text:p>
      <text:p text:style-name="P24"/>
      <text:p text:style-name="P24"><text:span text:style-name="Основной_20_шрифт_20_абзаца"><text:span text:style-name="T4"><text:tab/>4. В DOS осуществлен переход на виртуальный диск при помощи команды С: cd <text:s/></text:span></text:span><text:span text:style-name="Основной_20_шрифт_20_абзаца"><text:span text:style-name="T7">D</text:span></text:span><text:span text:style-name="Основной_20_шрифт_20_абзаца"><text:span text:style-name="T4">:\asmlab</text:span></text:span></text:p>
      <text:p text:style-name="P24"/>
      <text:p text:style-name="P27"><text:tab/>5. Протранслирована программа с помощью строки:</text:p>
      <text:p text:style-name="P25"><text:span text:style-name="Основной_20_шрифт_20_абзаца"><text:span text:style-name="T4">&gt; MASM  </text:span></text:span><text:span text:style-name="Основной_20_шрифт_20_абзаца"><text:span text:style-name="T7">HELLO</text:span></text:span><text:span text:style-name="Основной_20_шрифт_20_абзаца"><text:span text:style-name="T4">1.asm</text:span></text:span></text:p>
      <text:p text:style-name="P24"><text:span text:style-name="Основной_20_шрифт_20_абзаца"><text:span text:style-name="T4"><text:tab/>По ходу трансляции создается объектный файл </text:span></text:span><text:span text:style-name="Основной_20_шрифт_20_абзаца"><text:span text:style-name="T7">HELLO</text:span></text:span><text:span text:style-name="Основной_20_шрифт_20_абзаца"><text:span text:style-name="T4">1.obj. Во время её выполнения ошибок не было обнаружено.</text:span></text:span></text:p>
      <text:p text:style-name="P24"/>
      <text:p text:style-name="P27"><text:tab/>6. Скомпонован загрузочный модуль Hello1.exe с помощью строки:</text:p>
      <text:p text:style-name="P25"><text:span text:style-name="Основной_20_шрифт_20_абзаца"><text:span text:style-name="T4">&gt; LINK  </text:span></text:span><text:span text:style-name="Основной_20_шрифт_20_абзаца"><text:span text:style-name="T7">HELLO</text:span></text:span><text:span text:style-name="Основной_20_шрифт_20_абзаца"><text:span text:style-name="T4">1.obj</text:span></text:span></text:p>
      <text:p text:style-name="P21"><text:span text:style-name="Основной_20_шрифт_20_абзаца"><text:span text:style-name="T4">В результате работы линковщика создается загрузочный модуль </text:span></text:span><text:span text:style-name="Основной_20_шрифт_20_абзаца"><text:span text:style-name="T7">HELLO</text:span></text:span><text:span text:style-name="Основной_20_шрифт_20_абзаца"><text:span text:style-name="T4">1.exe.</text:span></text:span></text:p>
      <text:p text:style-name="P22"/>
      <text:p text:style-name="P27"><text:tab/>7. Загружена русская кодовая таблица символов путём набора строки:</text:p>
      <text:p text:style-name="P25"><text:span text:style-name="Основной_20_шрифт_20_абзаца"><text:span text:style-name="T4">&gt; </text:span></text:span><text:span text:style-name="Основной_20_шрифт_20_абзаца"><text:span text:style-name="T7">keyb</text:span></text:span><text:span text:style-name="Основной_20_шрифт_20_абзаца"><text:span text:style-name="T4"> </text:span></text:span><text:span text:style-name="Основной_20_шрифт_20_абзаца"><text:span text:style-name="T7">ru</text:span></text:span><text:span text:style-name="Основной_20_шрифт_20_абзаца"><text:span text:style-name="T4"> 866</text:span></text:span></text:p>
      <text:p text:style-name="P27"/>
      <text:p text:style-name="P27"><text:tab/>8. Запущена программа в автоматическом режиме путем набора строки:</text:p>
      <text:p text:style-name="P25"><text:span text:style-name="Основной_20_шрифт_20_абзаца"><text:span text:style-name="T4">&gt; </text:span></text:span><text:span text:style-name="Основной_20_шрифт_20_абзаца"><text:span text:style-name="T7">HELLO</text:span></text:span><text:span text:style-name="Основной_20_шрифт_20_абзаца"><text:span text:style-name="T4">1.exe</text:span></text:span></text:p>
      <text:p text:style-name="P28"/>
      <text:p text:style-name="P27"><text:tab/>9. <text:s/>Вывод программы:</text:p>
      <text:p text:style-name="P25"><text:soft-page-break/><text:span text:style-name="Основной_20_шрифт_20_абзаца"><text:span text:style-name="T4">&gt; Hello! Im Lihashva Anastasia from 9383</text:span></text:span></text:p>
      <text:p text:style-name="P25"><text:span text:style-name="Основной_20_шрифт_20_абзаца"><text:span text:style-name="T4"/></text:span></text:p>
      <text:p text:style-name="P24"><text:span text:style-name="Основной_20_шрифт_20_абзаца"><text:span text:style-name="T4"><text:tab/>10.  Выполнен запуск программы </text:span></text:span><text:span text:style-name="Основной_20_шрифт_20_абзаца"><text:span text:style-name="T7">HELLO</text:span></text:span><text:span text:style-name="Основной_20_шрифт_20_абзаца"><text:span text:style-name="T4">1.exe в пошаговом режиме с фиксацией используемых регистров и ячеек памяти до и после выполнения каждой команды, используя отладчик и соответственно команду:</text:span></text:span></text:p>
      <text:p text:style-name="P25"><text:span text:style-name="Основной_20_шрифт_20_абзаца"><text:span text:style-name="T4">&gt; AFDPRO </text:span></text:span><text:span text:style-name="Основной_20_шрифт_20_абзаца"><text:span text:style-name="T7">HELLO</text:span></text:span><text:span text:style-name="Основной_20_шрифт_20_абзаца"><text:span text:style-name="T4">1.exe.</text:span></text:span></text:p>
      <text:p text:style-name="P24"><text:span text:style-name="Основной_20_шрифт_20_абзаца"><text:span text:style-name="T3"><text:tab/>Продвижение по сегментам экранной формы отладчика выполняется с помощью клавиш   F7 – F10 (up, down, left, right).  Перезапуск программы в отладчике выполняется клавишей F3 (Retrieve).  Выход из отладчика - по команде Quit.</text:span></text:span></text:p>
      <text:p text:style-name="P29"/>
      <text:p text:style-name="P29"/>
      <text:p text:style-name="P24"><text:span text:style-name="Основной_20_шрифт_20_абзаца"><text:span text:style-name="T3"><text:tab/>Содержимое сегментных регистров до старта программы: </text:span></text:span><text:span text:style-name="Основной_20_шрифт_20_абзаца"><text:span text:style-name="T6">CS</text:span></text:span><text:span text:style-name="Основной_20_шрифт_20_абзаца"><text:span text:style-name="T3">:1</text:span></text:span><text:span text:style-name="Основной_20_шрифт_20_абзаца"><text:span text:style-name="T6">A</text:span></text:span><text:span text:style-name="Основной_20_шрифт_20_абзаца"><text:span text:style-name="T3">05, </text:span></text:span><text:span text:style-name="Основной_20_шрифт_20_абзаца"><text:span text:style-name="T6">DS</text:span></text:span><text:span text:style-name="Основной_20_шрифт_20_абзаца"><text:span text:style-name="T3">:19</text:span></text:span><text:span text:style-name="Основной_20_шрифт_20_абзаца"><text:span text:style-name="T6">F</text:span></text:span><text:span text:style-name="Основной_20_шрифт_20_абзаца"><text:span text:style-name="T3">5, </text:span></text:span><text:span text:style-name="Основной_20_шрифт_20_абзаца"><text:span text:style-name="T6">ES</text:span></text:span><text:span text:style-name="Основной_20_шрифт_20_абзаца"><text:span text:style-name="T3">:19F5, </text:span></text:span><text:span text:style-name="Основной_20_шрифт_20_абзаца"><text:span text:style-name="T6">SS</text:span></text:span><text:span text:style-name="Основной_20_шрифт_20_абзаца"><text:span text:style-name="T3">:1A0A, </text:span></text:span><text:span text:style-name="Основной_20_шрифт_20_абзаца"><text:span text:style-name="T6">HS</text:span></text:span><text:span text:style-name="Основной_20_шрифт_20_абзаца"><text:span text:style-name="T3">:19F5, </text:span></text:span><text:span text:style-name="Основной_20_шрифт_20_абзаца"><text:span text:style-name="T6">FS</text:span></text:span><text:span text:style-name="Основной_20_шрифт_20_абзаца"><text:span text:style-name="T3">:19F5</text:span></text:span></text:p>
      <text:p text:style-name="P2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2" office:value-type="string">
            <text:p text:style-name="P30">Адрес</text:p>
            <text:p text:style-name="P30">Команды</text:p>
          </table:table-cell>
          <table:table-cell table:style-name="Таблица2.A1" table:number-rows-spanned="2" office:value-type="string">
            <text:p text:style-name="P31">Символический</text:p>
            <text:p text:style-name="P31">код <text:s/>команды</text:p>
          </table:table-cell>
          <table:table-cell table:style-name="Таблица2.A1" table:number-rows-spanned="2" office:value-type="string">
            <text:p text:style-name="P31">16-ричный</text:p>
            <text:p text:style-name="P31">код команды</text:p>
          </table:table-cell>
          <table:table-cell table:style-name="Таблица2.A1" table:number-columns-spanned="2" office:value-type="string">
            <text:p text:style-name="P30">Содержимое регистров и ячеек памяти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table-cell table:style-name="Таблица2.A1" office:value-type="string">
            <text:p text:style-name="P31">до выполнения .</text:p>
          </table:table-cell>
          <table:table-cell table:style-name="Таблица2.A1" office:value-type="string">
            <text:p text:style-name="P31">После выполнения</text:p>
          </table:table-cell>
        </table:table-row>
        <table:table-row table:style-name="Таблица2.3">
          <table:table-cell table:style-name="Таблица2.A1" office:value-type="string">
            <text:p text:style-name="P32">0010</text:p>
          </table:table-cell>
          <table:table-cell table:style-name="Таблица2.A1" office:value-type="string">
            <text:p text:style-name="P32">MOV <text:s text:c="2"/>AX, 1A07</text:p>
          </table:table-cell>
          <table:table-cell table:style-name="Таблица2.A1" office:value-type="string">
            <text:p text:style-name="P32">B8071A</text:p>
          </table:table-cell>
          <table:table-cell table:style-name="Таблица2.A1" office:value-type="string">
            <text:p text:style-name="P31">(AX) = 0000</text:p>
            <text:p text:style-name="P31">(DS) = 19F5</text:p>
            <text:p text:style-name="P31">(DX) = 0000</text:p>
            <text:p text:style-name="P31"><text:s/>(IP) = 0010</text:p>
          </table:table-cell>
          <table:table-cell table:style-name="Таблица2.A1" office:value-type="string">
            <text:p text:style-name="P31">(AX) = 1A07</text:p>
            <text:p text:style-name="P31">(DS) = 19F5</text:p>
            <text:p text:style-name="P31">(DX) = 0000</text:p>
            <text:p text:style-name="P33"><text:span text:style-name="Основной_20_шрифт_20_абзаца"><text:span text:style-name="T15"><text:s/>(IP) = 0013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32">0013</text:p>
          </table:table-cell>
          <table:table-cell table:style-name="Таблица2.A1" office:value-type="string">
            <text:p text:style-name="P32">MOV DS, AX</text:p>
          </table:table-cell>
          <table:table-cell table:style-name="Таблица2.A1" office:value-type="string">
            <text:p text:style-name="P32">8ED8</text:p>
          </table:table-cell>
          <table:table-cell table:style-name="Таблица2.A1" office:value-type="string">
            <text:p text:style-name="P31">(AX) = 1A07</text:p>
            <text:p text:style-name="P31">(DS) = 19F5</text:p>
            <text:p text:style-name="P31">(DX) = 0000</text:p>
            <text:p text:style-name="P31"><text:s/>(IP) = 0013</text:p>
          </table:table-cell>
          <table:table-cell table:style-name="Таблица2.A1" office:value-type="string">
            <text:p text:style-name="P31">(AX) = 1A07</text:p>
            <text:p text:style-name="P31">(DS) = 1A07</text:p>
            <text:p text:style-name="P31">(DX) = 0000</text:p>
            <text:p text:style-name="P31"><text:s/>(IP) = 0015</text:p>
          </table:table-cell>
        </table:table-row>
        <table:table-row table:style-name="Таблица2.3">
          <table:table-cell table:style-name="Таблица2.A1" office:value-type="string">
            <text:p text:style-name="P32">0015</text:p>
          </table:table-cell>
          <table:table-cell table:style-name="Таблица2.A1" office:value-type="string">
            <text:p text:style-name="P32">MOV DX, 0000</text:p>
          </table:table-cell>
          <table:table-cell table:style-name="Таблица2.A1" office:value-type="string">
            <text:p text:style-name="P32">BA0000</text:p>
          </table:table-cell>
          <table:table-cell table:style-name="Таблица2.A1" office:value-type="string">
            <text:p text:style-name="P31">(AX) = 1A07</text:p>
            <text:p text:style-name="P31">(DS) = 1A07</text:p>
            <text:p text:style-name="P31">(DX) = 0000</text:p>
            <text:p text:style-name="P31"><text:s/>(IP) = 0015</text:p>
          </table:table-cell>
          <table:table-cell table:style-name="Таблица2.A1" office:value-type="string">
            <text:p text:style-name="P31">(AX) = 1A07</text:p>
            <text:p text:style-name="P31">(DS) = 1A07</text:p>
            <text:p text:style-name="P31">(DX) = 0000</text:p>
            <text:p text:style-name="P31"><text:s/>(IP) = 0018</text:p>
          </table:table-cell>
        </table:table-row>
        <table:table-row table:style-name="Таблица2.6">
          <table:table-cell table:style-name="Таблица2.A1" office:value-type="string">
            <text:p text:style-name="P32">0018</text:p>
          </table:table-cell>
          <table:table-cell table:style-name="Таблица2.A1" office:value-type="string">
            <text:p text:style-name="P32">MOV AH,09</text:p>
          </table:table-cell>
          <table:table-cell table:style-name="Таблица2.A1" office:value-type="string">
            <text:p text:style-name="P32">B409</text:p>
          </table:table-cell>
          <table:table-cell table:style-name="Таблица2.A1" office:value-type="string">
            <text:p text:style-name="P31">(AX) = 1A07</text:p>
            <text:p text:style-name="P31">(DS) = 1A07</text:p>
            <text:p text:style-name="P31">(DX) = 0000</text:p>
            <text:p text:style-name="P31"><text:s/>(IP) = 0018</text:p>
          </table:table-cell>
          <table:table-cell table:style-name="Таблица2.A1" office:value-type="string">
            <text:p text:style-name="P31">(AX) = 0907</text:p>
            <text:p text:style-name="P31">(DS) = 1A07</text:p>
            <text:p text:style-name="P31">(DX) = 0000</text:p>
            <text:p text:style-name="P31"><text:s/>(IP) = 001A</text:p>
          </table:table-cell>
        </table:table-row>
        <table:table-row table:style-name="Таблица2.7">
          <table:table-cell table:style-name="Таблица2.A1" office:value-type="string">
            <text:p text:style-name="P32">001A</text:p>
          </table:table-cell>
          <table:table-cell table:style-name="Таблица2.A1" office:value-type="string">
            <text:p text:style-name="P32">INT 21</text:p>
          </table:table-cell>
          <table:table-cell table:style-name="Таблица2.A1" office:value-type="string">
            <text:p text:style-name="P32">CD21</text:p>
          </table:table-cell>
          <table:table-cell table:style-name="Таблица2.A1" office:value-type="string">
            <text:p text:style-name="P31">(AX) = 0907</text:p>
            <text:p text:style-name="P31">(DS) = 1A07</text:p>
            <text:p text:style-name="P31">(DX) = 0000</text:p>
            <text:p text:style-name="P31"><text:s/>(IP) = 001A</text:p>
          </table:table-cell>
          <table:table-cell table:style-name="Таблица2.A1" office:value-type="string">
            <text:p text:style-name="P31">(AX) = 0907</text:p>
            <text:p text:style-name="P31">(DS) = 1A07</text:p>
            <text:p text:style-name="P31">(DX) = 0000</text:p>
            <text:p text:style-name="P31"><text:s/>(IP) = 001C</text:p>
          </table:table-cell>
        </table:table-row>
        <table:table-row table:style-name="Таблица2.8">
          <table:table-cell table:style-name="Таблица2.A1" office:value-type="string">
            <text:p text:style-name="P32">001C</text:p>
          </table:table-cell>
          <table:table-cell table:style-name="Таблица2.A1" office:value-type="string">
            <text:p text:style-name="P32">MOV AH,4C</text:p>
          </table:table-cell>
          <table:table-cell table:style-name="Таблица2.A1" office:value-type="string">
            <text:p text:style-name="P32">B44C</text:p>
          </table:table-cell>
          <table:table-cell table:style-name="Таблица2.A1" office:value-type="string">
            <text:p text:style-name="P31">(AX) = 0907</text:p>
            <text:p text:style-name="P31">(DS) = 1A07</text:p>
            <text:p text:style-name="P31">(DX) = 0000</text:p>
            <text:p text:style-name="P31"><text:s/>(IP) = 001C</text:p>
          </table:table-cell>
          <table:table-cell table:style-name="Таблица2.A1" office:value-type="string">
            <text:p text:style-name="P31">(AX) = 4C07</text:p>
            <text:p text:style-name="P31">(DS) = 1A07</text:p>
            <text:p text:style-name="P31">(DX) = 0000</text:p>
            <text:p text:style-name="P31"><text:s/>(IP) = 001E</text:p>
          </table:table-cell>
        </table:table-row>
        <table:table-row table:style-name="Таблица2.3">
          <table:table-cell table:style-name="Таблица2.A1" office:value-type="string">
            <text:p text:style-name="P32">001E</text:p>
          </table:table-cell>
          <table:table-cell table:style-name="Таблица2.A1" office:value-type="string">
            <text:p text:style-name="P32">INT 21</text:p>
          </table:table-cell>
          <table:table-cell table:style-name="Таблица2.A1" office:value-type="string">
            <text:p text:style-name="P32">CD21</text:p>
          </table:table-cell>
          <table:table-cell table:style-name="Таблица2.A1" office:value-type="string">
            <text:p text:style-name="P31">(AX) = 4C07</text:p>
            <text:p text:style-name="P31">(DS) = 1A07</text:p>
            <text:p text:style-name="P31">(DX) = 0000</text:p>
            <text:p text:style-name="P31"><text:s/>(IP) = 001E</text:p>
          </table:table-cell>
          <table:table-cell table:style-name="Таблица2.A1" office:value-type="string">
            <text:p text:style-name="P31">(AX) = 0000</text:p>
            <text:p text:style-name="P31">(DS) = 19F5</text:p>
            <text:p text:style-name="P31">(DX) = 0000</text:p>
            <text:p text:style-name="P31">(IP) = 0010</text:p>
          </table:table-cell>
        </table:table-row>
      </table:table>
      <text:p text:style-name="P4"/>
      <text:p text:style-name="P4"><text:soft-page-break/>Часть 2.</text:p>
      <text:p text:style-name="P14"><text:span text:style-name="Основной_20_шрифт_20_абзаца"><text:span text:style-name="T3"><text:tab/>1. Просмотрена программа </text:span></text:span><text:span text:style-name="Основной_20_шрифт_20_абзаца"><text:span text:style-name="T7">HELLO</text:span></text:span><text:span text:style-name="Основной_20_шрифт_20_абзаца"><text:span text:style-name="T3">2.asm в режиме редактирования, изучена ее структура и реализация каждого сегмента программы. Строки-приветствия преобразованы в соответствии с личными данными.</text:span></text:span></text:p>
      <text:p text:style-name="P14"/>
      <text:p text:style-name="P14"><text:span text:style-name="Основной_20_шрифт_20_абзаца"><text:span text:style-name="T3"><text:tab/>2. Выполнена трансляция программы </text:span></text:span><text:span text:style-name="Основной_20_шрифт_20_абзаца"><text:span text:style-name="T7">HELLO</text:span></text:span><text:span text:style-name="Основной_20_шрифт_20_абзаца"><text:span text:style-name="T3">2.asm с помощью транслятора </text:span></text:span><text:span text:style-name="Основной_20_шрифт_20_абзаца"><text:span text:style-name="T6">MASM</text:span></text:span><text:span text:style-name="Основной_20_шрифт_20_абзаца"><text:span text:style-name="T3"> и команды:</text:span></text:span></text:p>
      <text:p text:style-name="P15"><text:span text:style-name="Основной_20_шрифт_20_абзаца"><text:span text:style-name="T3">&gt;</text:span></text:span><text:span text:style-name="Основной_20_шрифт_20_абзаца"><text:span text:style-name="T6">MASM</text:span></text:span><text:span text:style-name="Основной_20_шрифт_20_абзаца"><text:span text:style-name="T3"> </text:span></text:span><text:span text:style-name="Основной_20_шрифт_20_абзаца"><text:span text:style-name="T7">HELLO</text:span></text:span><text:span text:style-name="Основной_20_шрифт_20_абзаца"><text:span text:style-name="T3">2.</text:span></text:span><text:span text:style-name="Основной_20_шрифт_20_абзаца"><text:span text:style-name="T6">asm</text:span></text:span></text:p>
      <text:p text:style-name="P14"><text:span text:style-name="Основной_20_шрифт_20_абзаца"><text:span text:style-name="T3"><text:s/>В результате чего получился объектный файл </text:span></text:span><text:span text:style-name="Основной_20_шрифт_20_абзаца"><text:span text:style-name="T7">HELLO</text:span></text:span><text:span text:style-name="Основной_20_шрифт_20_абзаца"><text:span text:style-name="T3">2.</text:span></text:span><text:span text:style-name="Основной_20_шрифт_20_абзаца"><text:span text:style-name="T6">asm</text:span></text:span><text:span text:style-name="Основной_20_шрифт_20_абзаца"><text:span text:style-name="T3">. В процессе трансляции ошибок не обнаружено.</text:span></text:span></text:p>
      <text:p text:style-name="P14"/>
      <text:p text:style-name="P14"><text:span text:style-name="Основной_20_шрифт_20_абзаца"><text:span text:style-name="T3"><text:tab/>3. Используя линковщик </text:span></text:span><text:span text:style-name="Основной_20_шрифт_20_абзаца"><text:span text:style-name="T6">LINK</text:span></text:span><text:span text:style-name="Основной_20_шрифт_20_абзаца"><text:span text:style-name="T3">, создан загрузочный модуль </text:span></text:span><text:span text:style-name="Основной_20_шрифт_20_абзаца"><text:span text:style-name="T7">HELLO</text:span></text:span><text:span text:style-name="Основной_20_шрифт_20_абзаца"><text:span text:style-name="T3">2.exe. Использована команда:</text:span></text:span></text:p>
      <text:p text:style-name="P15"><text:span text:style-name="Основной_20_шрифт_20_абзаца"><text:span text:style-name="T3">&gt;</text:span></text:span><text:span text:style-name="Основной_20_шрифт_20_абзаца"><text:span text:style-name="T6">LINK</text:span></text:span><text:span text:style-name="Основной_20_шрифт_20_абзаца"><text:span text:style-name="T3"> </text:span></text:span><text:span text:style-name="Основной_20_шрифт_20_абзаца"><text:span text:style-name="T7">HELLO</text:span></text:span><text:span text:style-name="Основной_20_шрифт_20_абзаца"><text:span text:style-name="T3">2.</text:span></text:span><text:span text:style-name="Основной_20_шрифт_20_абзаца"><text:span text:style-name="T6">obj</text:span></text:span></text:p>
      <text:p text:style-name="P11"/>
      <text:p text:style-name="P14"><text:span text:style-name="Основной_20_шрифт_20_абзаца"><text:span text:style-name="T3"><text:tab/>4. Выполнена программа </text:span></text:span><text:span text:style-name="Основной_20_шрифт_20_абзаца"><text:span text:style-name="T7">HELLO</text:span></text:span><text:span text:style-name="Основной_20_шрифт_20_абзаца"><text:span text:style-name="T3">2.</text:span></text:span><text:span text:style-name="Основной_20_шрифт_20_абзаца"><text:span text:style-name="T6">exe</text:span></text:span><text:span text:style-name="Основной_20_шрифт_20_абзаца"><text:span text:style-name="T3"> в автоматическом режиме и проконтролировано, что она работает корректно: в консоль выводится:</text:span></text:span></text:p>
      <text:p text:style-name="P12">&gt;Hello World!</text:p>
      <text:p text:style-name="P15"><text:span text:style-name="Основной_20_шрифт_20_абзаца"><text:span text:style-name="T6">&gt;Lihashva Anastasia from 9383.</text:span></text:span></text:p>
      <text:p text:style-name="P12"/>
      <text:p text:style-name="P14"><text:span text:style-name="Основной_20_шрифт_20_абзаца"><text:span text:style-name="T6"><text:tab/></text:span></text:span><text:span text:style-name="Основной_20_шрифт_20_абзаца"><text:span text:style-name="T3">5.Запущена программа </text:span></text:span><text:span text:style-name="Основной_20_шрифт_20_абзаца"><text:span text:style-name="T7">HELLO</text:span></text:span><text:span text:style-name="Основной_20_шрифт_20_абзаца"><text:span text:style-name="T3">2.</text:span></text:span><text:span text:style-name="Основной_20_шрифт_20_абзаца"><text:span text:style-name="T6">exe</text:span></text:span><text:span text:style-name="Основной_20_шрифт_20_абзаца"><text:span text:style-name="T3"> в пошаговом режиме, используя отладчик AFDPRO с фиксацией содержимого используемых регистров и ячеек памяти до и после выполнения команд.</text:span></text:span></text:p>
      <text:p text:style-name="P18"/>
      <text:p text:style-name="P24"><text:span text:style-name="Основной_20_шрифт_20_абзаца"><text:span text:style-name="T3">Содержимое сегментных регистров до старта программы: </text:span></text:span><text:span text:style-name="Основной_20_шрифт_20_абзаца"><text:span text:style-name="T6">CS</text:span></text:span><text:span text:style-name="Основной_20_шрифт_20_абзаца"><text:span text:style-name="T3">:1A08, </text:span></text:span><text:span text:style-name="Основной_20_шрифт_20_абзаца"><text:span text:style-name="T6">DS</text:span></text:span><text:span text:style-name="Основной_20_шрифт_20_абзаца"><text:span text:style-name="T3">:19</text:span></text:span><text:span text:style-name="Основной_20_шрифт_20_абзаца"><text:span text:style-name="T6">F</text:span></text:span><text:span text:style-name="Основной_20_шрифт_20_абзаца"><text:span text:style-name="T3">5, </text:span></text:span><text:span text:style-name="Основной_20_шрифт_20_абзаца"><text:span text:style-name="T6">ES</text:span></text:span><text:span text:style-name="Основной_20_шрифт_20_абзаца"><text:span text:style-name="T3">:19</text:span></text:span><text:span text:style-name="Основной_20_шрифт_20_абзаца"><text:span text:style-name="T6">F</text:span></text:span><text:span text:style-name="Основной_20_шрифт_20_абзаца"><text:span text:style-name="T3">5, </text:span></text:span><text:span text:style-name="Основной_20_шрифт_20_абзаца"><text:span text:style-name="T6">SS</text:span></text:span><text:span text:style-name="Основной_20_шрифт_20_абзаца"><text:span text:style-name="T3">:1</text:span></text:span><text:span text:style-name="Основной_20_шрифт_20_абзаца"><text:span text:style-name="T6">A</text:span></text:span><text:span text:style-name="Основной_20_шрифт_20_абзаца"><text:span text:style-name="T3">05, </text:span></text:span><text:span text:style-name="Основной_20_шрифт_20_абзаца"><text:span text:style-name="T6">HS</text:span></text:span><text:span text:style-name="Основной_20_шрифт_20_абзаца"><text:span text:style-name="T3">:19</text:span></text:span><text:span text:style-name="Основной_20_шрифт_20_абзаца"><text:span text:style-name="T6">F</text:span></text:span><text:span text:style-name="Основной_20_шрифт_20_абзаца"><text:span text:style-name="T3">5, </text:span></text:span><text:span text:style-name="Основной_20_шрифт_20_абзаца"><text:span text:style-name="T6">FS</text:span></text:span><text:span text:style-name="Основной_20_шрифт_20_абзаца"><text:span text:style-name="T3">: 19</text:span></text:span><text:span text:style-name="Основной_20_шрифт_20_абзаца"><text:span text:style-name="T6">F</text:span></text:span><text:span text:style-name="Основной_20_шрифт_20_абзаца"><text:span text:style-name="T3">5.</text:span></text:span></text:p>
      <text:p text:style-name="P1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rows-spanned="2" office:value-type="string">
            <text:p text:style-name="P30">Адрес</text:p>
            <text:p text:style-name="P30">Команды</text:p>
          </table:table-cell>
          <table:table-cell table:style-name="Таблица3.A1" table:number-rows-spanned="2" office:value-type="string">
            <text:p text:style-name="P30">Символический</text:p>
            <text:p text:style-name="P30">код <text:s/>команды</text:p>
          </table:table-cell>
          <table:table-cell table:style-name="Таблица3.A1" table:number-rows-spanned="2" office:value-type="string">
            <text:p text:style-name="P33"><text:span text:style-name="Основной_20_шрифт_20_абзаца"><text:span text:style-name="T16">1</text:span></text:span><text:span text:style-name="Основной_20_шрифт_20_абзаца"><text:span text:style-name="T15">6-ричный</text:span></text:span></text:p>
            <text:p text:style-name="P31">код команды</text:p>
          </table:table-cell>
          <table:table-cell table:style-name="Таблица3.A1" table:number-columns-spanned="2" office:value-type="string">
            <text:p text:style-name="P30">Содержимое регистров и ячеек памяти</text:p>
          </table:table-cell>
          <table:covered-table-cell/>
        </table:table-row>
        <table:table-row table:style-name="Таблица3.2">
          <table:covered-table-cell/>
          <table:covered-table-cell/>
          <table:covered-table-cell/>
          <table:table-cell table:style-name="Таблица3.A1" office:value-type="string">
            <text:p text:style-name="P33"><text:span text:style-name="Основной_20_шрифт_20_абзаца"><text:span text:style-name="T16">Д</text:span></text:span><text:span text:style-name="Основной_20_шрифт_20_абзаца"><text:span text:style-name="T15">о выполнения</text:span></text:span></text:p>
          </table:table-cell>
          <table:table-cell table:style-name="Таблица3.A1" office:value-type="string">
            <text:p text:style-name="P31">После выполнения</text:p>
          </table:table-cell>
        </table:table-row>
        <table:table-row table:style-name="Таблица3.3">
          <table:table-cell table:style-name="Таблица3.A1" office:value-type="string">
            <text:p text:style-name="P34"><text:span text:style-name="Основной_20_шрифт_20_абзаца"><text:span text:style-name="T15">00</text:span></text:span><text:span text:style-name="Основной_20_шрифт_20_абзаца"><text:span text:style-name="T16">05</text:span></text:span></text:p>
          </table:table-cell>
          <table:table-cell table:style-name="Таблица3.A1" office:value-type="string">
            <text:p text:style-name="P32">PUSH DS</text:p>
          </table:table-cell>
          <table:table-cell table:style-name="Таблица3.A1" office:value-type="string">
            <text:p text:style-name="P32">1E</text:p>
          </table:table-cell>
          <table:table-cell table:style-name="Таблица3.A1" office:value-type="string">
            <text:p text:style-name="P31">(AX) = 0000</text:p>
            <text:p text:style-name="P31">(DS) = 19F5</text:p>
            <text:p text:style-name="P33"><text:span text:style-name="Основной_20_шрифт_20_абзаца"><text:span text:style-name="T15">(SP) = 0000</text:span></text:span></text:p>
            <text:p text:style-name="P31">(IP) = 0005</text:p>
            <text:p text:style-name="P31">Stack +0 0000</text:p>
            <text:p text:style-name="P31"><text:s text:c="5"/>+2 0000</text:p>
            <text:p text:style-name="P31"><text:s text:c="5"/>+4 0000</text:p>
          </table:table-cell>
          <table:table-cell table:style-name="Таблица3.A1" office:value-type="string">
            <text:p text:style-name="P31">(AX) = 0000</text:p>
            <text:p text:style-name="P31">(DS) = 19F5</text:p>
            <text:p text:style-name="P31">(SP) = FFFE</text:p>
            <text:p text:style-name="P31">(IP) = 0006</text:p>
            <text:p text:style-name="P31">Stack +0 19F5</text:p>
            <text:p text:style-name="P31"><text:s text:c="5"/>+2 6548</text:p>
            <text:p text:style-name="P31"><text:s text:c="5"/>+4 6C6C</text:p>
          </table:table-cell>
        </table:table-row>
        <text:soft-page-break/>
        <table:table-row table:style-name="Таблица3.3">
          <table:table-cell table:style-name="Таблица3.A1" office:value-type="string">
            <text:p text:style-name="P32">0006</text:p>
          </table:table-cell>
          <table:table-cell table:style-name="Таблица3.A1" office:value-type="string">
            <text:p text:style-name="P32">SUB AX, AX</text:p>
          </table:table-cell>
          <table:table-cell table:style-name="Таблица3.A1" office:value-type="string">
            <text:p text:style-name="P32">2BCO</text:p>
          </table:table-cell>
          <table:table-cell table:style-name="Таблица3.A1" office:value-type="string">
            <text:p text:style-name="P31">(AX) = 0000</text:p>
            <text:p text:style-name="P31">(DS) = 19F5</text:p>
            <text:p text:style-name="P31">(SP) = FFFE</text:p>
            <text:p text:style-name="P31">(IP) = 0006</text:p>
            <text:p text:style-name="P31">Stack +0 19F5</text:p>
            <text:p text:style-name="P31"><text:s text:c="5"/>+2 6548</text:p>
            <text:p text:style-name="P31"><text:s text:c="5"/>+4 6C6C</text:p>
          </table:table-cell>
          <table:table-cell table:style-name="Таблица3.A1" office:value-type="string">
            <text:p text:style-name="P31">(AX) = 0000</text:p>
            <text:p text:style-name="P31">(DS) = 19F5</text:p>
            <text:p text:style-name="P31">(SP) = FFFE</text:p>
            <text:p text:style-name="P31">(IP) = 0008</text:p>
            <text:p text:style-name="P31">Stack +0 19F5</text:p>
            <text:p text:style-name="P31"><text:s text:c="5"/>+2 6548</text:p>
            <text:p text:style-name="P31"><text:s text:c="5"/>+4 6C6C</text:p>
          </table:table-cell>
        </table:table-row>
        <table:table-row table:style-name="Таблица3.3">
          <table:table-cell table:style-name="Таблица3.A1" office:value-type="string">
            <text:p text:style-name="P32">0008</text:p>
          </table:table-cell>
          <table:table-cell table:style-name="Таблица3.A1" office:value-type="string">
            <text:p text:style-name="P32">PUSH AX</text:p>
          </table:table-cell>
          <table:table-cell table:style-name="Таблица3.A1" office:value-type="string">
            <text:p text:style-name="P32">50</text:p>
          </table:table-cell>
          <table:table-cell table:style-name="Таблица3.A1" office:value-type="string">
            <text:p text:style-name="P31">(AX) = 0000</text:p>
            <text:p text:style-name="P31">(DS) = 19F5</text:p>
            <text:p text:style-name="P31">(SP) = FFFE</text:p>
            <text:p text:style-name="P31">(IP) = 0008</text:p>
            <text:p text:style-name="P31">Stack +0 19F5</text:p>
            <text:p text:style-name="P31"><text:s text:c="5"/>+2 6548</text:p>
            <text:p text:style-name="P31"><text:s text:c="5"/>+4 6C6C</text:p>
          </table:table-cell>
          <table:table-cell table:style-name="Таблица3.A1" office:value-type="string">
            <text:p text:style-name="P31">(AX) = 0000</text:p>
            <text:p text:style-name="P31">(DS) = 19F5</text:p>
            <text:p text:style-name="P31">(SP) = FFFC</text:p>
            <text:p text:style-name="P31">(IP) = 0009</text:p>
            <text:p text:style-name="P31">Stack +0 0000</text:p>
            <text:p text:style-name="P31"><text:s text:c="5"/>+2 19F5</text:p>
            <text:p text:style-name="P31"><text:s text:c="5"/>+4 6548</text:p>
          </table:table-cell>
        </table:table-row>
        <table:table-row table:style-name="Таблица3.3">
          <table:table-cell table:style-name="Таблица3.A1" office:value-type="string">
            <text:p text:style-name="P32">0009</text:p>
          </table:table-cell>
          <table:table-cell table:style-name="Таблица3.A1" office:value-type="string">
            <text:p text:style-name="P32">MOV <text:s text:c="2"/>AX, 1A05</text:p>
          </table:table-cell>
          <table:table-cell table:style-name="Таблица3.A1" office:value-type="string">
            <text:p text:style-name="P32">B8071A</text:p>
          </table:table-cell>
          <table:table-cell table:style-name="Таблица3.A1" office:value-type="string">
            <text:p text:style-name="P31">(AX) = 0000</text:p>
            <text:p text:style-name="P31">(DS) = 19F5</text:p>
            <text:p text:style-name="P31">(SP) = FFFC</text:p>
            <text:p text:style-name="P31">(IP) = 0009</text:p>
            <text:p text:style-name="P31">Stack +0 0000</text:p>
            <text:p text:style-name="P31"><text:s text:c="5"/>+2 19F5</text:p>
            <text:p text:style-name="P31"><text:s text:c="5"/>+4 6548</text:p>
          </table:table-cell>
          <table:table-cell table:style-name="Таблица3.A1" office:value-type="string">
            <text:p text:style-name="P31">(AX) = 1A05</text:p>
            <text:p text:style-name="P31">(DS) = 19F5</text:p>
            <text:p text:style-name="P31">(SP) = FFFC</text:p>
            <text:p text:style-name="P31">(IP) = 000C</text:p>
            <text:p text:style-name="P31">Stack +0 0000</text:p>
            <text:p text:style-name="P31"><text:s text:c="5"/>+2 19F5</text:p>
            <text:p text:style-name="P31"><text:s text:c="5"/>+4 6548</text:p>
          </table:table-cell>
        </table:table-row>
        <table:table-row table:style-name="Таблица3.3">
          <table:table-cell table:style-name="Таблица3.A1" office:value-type="string">
            <text:p text:style-name="P32">000C</text:p>
          </table:table-cell>
          <table:table-cell table:style-name="Таблица3.A1" office:value-type="string">
            <text:p text:style-name="P32">MOV DS, AX</text:p>
          </table:table-cell>
          <table:table-cell table:style-name="Таблица3.A1" office:value-type="string">
            <text:p text:style-name="P32">8ED8</text:p>
          </table:table-cell>
          <table:table-cell table:style-name="Таблица3.A1" office:value-type="string">
            <text:p text:style-name="P31">(AX) = 1A05</text:p>
            <text:p text:style-name="P31">(DS) = 19F5</text:p>
            <text:p text:style-name="P31">(SP) = FFFC</text:p>
            <text:p text:style-name="P31">(IP) = 000C</text:p>
            <text:p text:style-name="P31">Stack +0 0000</text:p>
            <text:p text:style-name="P31"><text:s text:c="5"/>+2 19F5</text:p>
            <text:p text:style-name="P31"><text:s text:c="5"/>+4 6548</text:p>
          </table:table-cell>
          <table:table-cell table:style-name="Таблица3.A1" office:value-type="string">
            <text:p text:style-name="P31">(AX) = 1A05</text:p>
            <text:p text:style-name="P31">(DS) = 1A05</text:p>
            <text:p text:style-name="P31">(SP) = FFFC</text:p>
            <text:p text:style-name="P31">(IP) = 000E</text:p>
            <text:p text:style-name="P31">Stack +0 0000</text:p>
            <text:p text:style-name="P31"><text:s text:c="5"/>+2 19F5</text:p>
            <text:p text:style-name="P31"><text:s text:c="5"/>+4 6548</text:p>
          </table:table-cell>
        </table:table-row>
        <table:table-row table:style-name="Таблица3.8">
          <table:table-cell table:style-name="Таблица3.A1" office:value-type="string">
            <text:p text:style-name="P32">000E</text:p>
          </table:table-cell>
          <table:table-cell table:style-name="Таблица3.A1" office:value-type="string">
            <text:p text:style-name="P32">MOV DX, 0000</text:p>
          </table:table-cell>
          <table:table-cell table:style-name="Таблица3.A1" office:value-type="string">
            <text:p text:style-name="P32">BA0000</text:p>
          </table:table-cell>
          <table:table-cell table:style-name="Таблица3.A1" office:value-type="string">
            <text:p text:style-name="P31">(AX) = 1A05</text:p>
            <text:p text:style-name="P31">(DX) = 0000</text:p>
            <text:p text:style-name="P31">(DS) = 1A05</text:p>
            <text:p text:style-name="P31">(SP) = FFFC</text:p>
            <text:p text:style-name="P31">(IP) = 000E</text:p>
            <text:p text:style-name="P31">Stack +0 0000</text:p>
            <text:p text:style-name="P31"><text:s text:c="5"/>+2 19F5</text:p>
            <text:p text:style-name="P31"><text:s text:c="5"/>+4 6548</text:p>
          </table:table-cell>
          <table:table-cell table:style-name="Таблица3.A1" office:value-type="string">
            <text:p text:style-name="P31">(AX) = 1A05</text:p>
            <text:p text:style-name="P31">(DX) = 0000</text:p>
            <text:p text:style-name="P31">(DS) = 1A05</text:p>
            <text:p text:style-name="P31">(SP) = 0014</text:p>
            <text:p text:style-name="P31">(IP) = 0011</text:p>
            <text:p text:style-name="P31">Stack +0 0000</text:p>
            <text:p text:style-name="P31"><text:s text:c="5"/>+2 19F5</text:p>
            <text:p text:style-name="P31"><text:s text:c="5"/>+4 6548</text:p>
          </table:table-cell>
        </table:table-row>
        <table:table-row table:style-name="Таблица3.9">
          <table:table-cell table:style-name="Таблица3.A1" office:value-type="string">
            <text:p text:style-name="P32">0011</text:p>
          </table:table-cell>
          <table:table-cell table:style-name="Таблица3.A1" office:value-type="string">
            <text:p text:style-name="P32">CALL 0000</text:p>
          </table:table-cell>
          <table:table-cell table:style-name="Таблица3.A1" office:value-type="string">
            <text:p text:style-name="P32">E8ECFF</text:p>
          </table:table-cell>
          <table:table-cell table:style-name="Таблица3.A1" office:value-type="string">
            <text:p text:style-name="P31">(AX) = 1A05</text:p>
            <text:p text:style-name="P31">(DX) = 0000</text:p>
            <text:p text:style-name="P31">(DS) = 1A05</text:p>
            <text:p text:style-name="P31">(SP) = 0014</text:p>
            <text:p text:style-name="P31">(IP) = 0011</text:p>
            <text:p text:style-name="P31">Stack +0 0000</text:p>
            <text:p text:style-name="P31"><text:s text:c="5"/>+2 19F5</text:p>
            <text:p text:style-name="P31"><text:s text:c="5"/>+4 6548</text:p>
          </table:table-cell>
          <table:table-cell table:style-name="Таблица3.A1" office:value-type="string">
            <text:p text:style-name="P31">(AX) = 1A05</text:p>
            <text:p text:style-name="P31">(DX) = 0000</text:p>
            <text:p text:style-name="P31">(DS) = 1A05</text:p>
            <text:p text:style-name="P31">(SP) = FFFA</text:p>
            <text:p text:style-name="P31">(IP) = 0000</text:p>
            <text:p text:style-name="P31">Stack +0 0014</text:p>
            <text:p text:style-name="P31"><text:s text:c="5"/>+2 0000</text:p>
            <text:p text:style-name="P31"><text:s text:c="5"/>+4 19F5</text:p>
          </table:table-cell>
        </table:table-row>
        <text:soft-page-break/>
        <table:table-row table:style-name="Таблица3.10">
          <table:table-cell table:style-name="Таблица3.A1" office:value-type="string">
            <text:p text:style-name="P32">0000</text:p>
          </table:table-cell>
          <table:table-cell table:style-name="Таблица3.A1" office:value-type="string">
            <text:p text:style-name="P32">MOV AH,09</text:p>
          </table:table-cell>
          <table:table-cell table:style-name="Таблица3.A1" office:value-type="string">
            <text:p text:style-name="P32">B409</text:p>
          </table:table-cell>
          <table:table-cell table:style-name="Таблица3.A1" office:value-type="string">
            <text:p text:style-name="P31">(AX) = 1A05</text:p>
            <text:p text:style-name="P31">(DX) = 0000</text:p>
            <text:p text:style-name="P31">(DS) = 1A05</text:p>
            <text:p text:style-name="P31">(SP) = FFFA</text:p>
            <text:p text:style-name="P31">(IP) = 0000</text:p>
            <text:p text:style-name="P31">Stack +0 0014</text:p>
            <text:p text:style-name="P31"><text:s text:c="5"/>+2 0000</text:p>
            <text:p text:style-name="P31"><text:s text:c="5"/>+4 19F5</text:p>
          </table:table-cell>
          <table:table-cell table:style-name="Таблица3.A1" office:value-type="string">
            <text:p text:style-name="P31">(AX) = 0905</text:p>
            <text:p text:style-name="P31">(DX) = 0000</text:p>
            <text:p text:style-name="P31">(DS) = 1A05</text:p>
            <text:p text:style-name="P31">(SP) = FFFA</text:p>
            <text:p text:style-name="P31">(IP) = 0002</text:p>
            <text:p text:style-name="P31">Stack +0 0014</text:p>
            <text:p text:style-name="P31"><text:s text:c="5"/>+2 0000</text:p>
            <text:p text:style-name="P31"><text:s text:c="5"/>+4 19F5</text:p>
          </table:table-cell>
        </table:table-row>
        <table:table-row table:style-name="Таблица3.11">
          <table:table-cell table:style-name="Таблица3.A1" office:value-type="string">
            <text:p text:style-name="P32">0002</text:p>
          </table:table-cell>
          <table:table-cell table:style-name="Таблица3.A1" office:value-type="string">
            <text:p text:style-name="P32">INT 21</text:p>
          </table:table-cell>
          <table:table-cell table:style-name="Таблица3.A1" office:value-type="string">
            <text:p text:style-name="P32">CD21</text:p>
          </table:table-cell>
          <table:table-cell table:style-name="Таблица3.A1" office:value-type="string">
            <text:p text:style-name="P31">(AX) = 0905</text:p>
            <text:p text:style-name="P31">(DX) = 0000</text:p>
            <text:p text:style-name="P31">(DS) = 1A05</text:p>
            <text:p text:style-name="P31">(SP) = FFFA</text:p>
            <text:p text:style-name="P31">(IP) = 0002</text:p>
            <text:p text:style-name="P31">Stack +0 0014</text:p>
            <text:p text:style-name="P31"><text:s text:c="5"/>+2 0000</text:p>
            <text:p text:style-name="P31"><text:s text:c="5"/>+4 19F5</text:p>
          </table:table-cell>
          <table:table-cell table:style-name="Таблица3.A1" office:value-type="string">
            <text:p text:style-name="P31">(AX) = 0905 </text:p>
            <text:p text:style-name="P31">(DX) = 0000</text:p>
            <text:p text:style-name="P31">(DS) = 1A05</text:p>
            <text:p text:style-name="P31">(SP) = FFFA</text:p>
            <text:p text:style-name="P31">(IP) = 0004</text:p>
            <text:p text:style-name="P31">Stack +0 0014</text:p>
            <text:p text:style-name="P31"><text:s text:c="5"/>+2 0000</text:p>
            <text:p text:style-name="P31"><text:s text:c="5"/>+4 19F5</text:p>
          </table:table-cell>
        </table:table-row>
        <table:table-row table:style-name="Таблица3.3">
          <table:table-cell table:style-name="Таблица3.A1" office:value-type="string">
            <text:p text:style-name="P32">0004</text:p>
          </table:table-cell>
          <table:table-cell table:style-name="Таблица3.A1" office:value-type="string">
            <text:p text:style-name="P32">RET</text:p>
          </table:table-cell>
          <table:table-cell table:style-name="Таблица3.A1" office:value-type="string">
            <text:p text:style-name="P32">C3</text:p>
          </table:table-cell>
          <table:table-cell table:style-name="Таблица3.A1" office:value-type="string">
            <text:p text:style-name="P31">(AX) = 0905 </text:p>
            <text:p text:style-name="P31">(DX) = 0000</text:p>
            <text:p text:style-name="P31">(DS) = 1A05</text:p>
            <text:p text:style-name="P31">(SP) = FFFA</text:p>
            <text:p text:style-name="P31">(IP) = 0004</text:p>
            <text:p text:style-name="P31">Stack +0 0014</text:p>
            <text:p text:style-name="P31"><text:s text:c="5"/>+2 0000</text:p>
            <text:p text:style-name="P31"><text:s text:c="5"/>+4 19F5</text:p>
          </table:table-cell>
          <table:table-cell table:style-name="Таблица3.A1" office:value-type="string">
            <text:p text:style-name="P31">(AX) = 0905</text:p>
            <text:p text:style-name="P31">(DX) = 0000</text:p>
            <text:p text:style-name="P31">(DS) = 1A05</text:p>
            <text:p text:style-name="P31">(SP) = FFFC</text:p>
            <text:p text:style-name="P31">(IP) = 0014</text:p>
            <text:p text:style-name="P31">Stack +0 0000</text:p>
            <text:p text:style-name="P31"><text:s text:c="5"/>+2 19F5</text:p>
            <text:p text:style-name="P31"><text:s text:c="5"/>+4 6548</text:p>
          </table:table-cell>
        </table:table-row>
        <table:table-row table:style-name="Таблица3.8">
          <table:table-cell table:style-name="Таблица3.A1" office:value-type="string">
            <text:p text:style-name="P32">0014</text:p>
          </table:table-cell>
          <table:table-cell table:style-name="Таблица3.A1" office:value-type="string">
            <text:p text:style-name="P32">MOV DX,0010</text:p>
          </table:table-cell>
          <table:table-cell table:style-name="Таблица3.A1" office:value-type="string">
            <text:p text:style-name="P32">BA1000</text:p>
          </table:table-cell>
          <table:table-cell table:style-name="Таблица3.A1" office:value-type="string">
            <text:p text:style-name="P31">(AX) = 0905</text:p>
            <text:p text:style-name="P31">(DX) = 0000</text:p>
            <text:p text:style-name="P31">(DS) = 1A05</text:p>
            <text:p text:style-name="P31">(SP) = FFFC</text:p>
            <text:p text:style-name="P31">(IP) = 0014</text:p>
            <text:p text:style-name="P31">Stack +0 0000</text:p>
            <text:p text:style-name="P31"><text:s text:c="5"/>+2 19F5</text:p>
            <text:p text:style-name="P31"><text:s text:c="5"/>+4 6548</text:p>
          </table:table-cell>
          <table:table-cell table:style-name="Таблица3.A1" office:value-type="string">
            <text:p text:style-name="P33"><text:span text:style-name="Основной_20_шрифт_20_абзаца"><text:span text:style-name="T15">(AX) = 090</text:span></text:span><text:span text:style-name="Основной_20_шрифт_20_абзаца"><text:span text:style-name="T16">5</text:span></text:span></text:p>
            <text:p text:style-name="P31">(DX) = 0010</text:p>
            <text:p text:style-name="P31">(DS) = 1A05</text:p>
            <text:p text:style-name="P31">(SP) = FFFC</text:p>
            <text:p text:style-name="P31">(IP) = 0014</text:p>
            <text:p text:style-name="P31">Stack +0 0000</text:p>
            <text:p text:style-name="P31"><text:s text:c="5"/>+2 19F5</text:p>
            <text:p text:style-name="P31"><text:s text:c="5"/>+4 6548</text:p>
          </table:table-cell>
        </table:table-row>
        <table:table-row table:style-name="Таблица3.3">
          <table:table-cell table:style-name="Таблица3.A1" office:value-type="string">
            <text:p text:style-name="P32">0017</text:p>
          </table:table-cell>
          <table:table-cell table:style-name="Таблица3.A1" office:value-type="string">
            <text:p text:style-name="P32">CALL 0000</text:p>
          </table:table-cell>
          <table:table-cell table:style-name="Таблица3.A1" office:value-type="string">
            <text:p text:style-name="P32">E8E6FF</text:p>
          </table:table-cell>
          <table:table-cell table:style-name="Таблица3.A1" office:value-type="string">
            <text:p text:style-name="P31">(AX) = 0905</text:p>
            <text:p text:style-name="P31">(DX) = 0010</text:p>
            <text:p text:style-name="P31">(DS) = 1A05</text:p>
            <text:p text:style-name="P31">(SP) = FFFC</text:p>
            <text:p text:style-name="P31">(IP) = 0014</text:p>
            <text:p text:style-name="P31">Stack +0 0000</text:p>
            <text:p text:style-name="P31"><text:s text:c="5"/>+2 19F5</text:p>
            <text:p text:style-name="P31"><text:s text:c="5"/>+4 6548</text:p>
          </table:table-cell>
          <table:table-cell table:style-name="Таблица3.A1" office:value-type="string">
            <text:p text:style-name="P31">(AX) = 0905</text:p>
            <text:p text:style-name="P31">(DX) = 000F</text:p>
            <text:p text:style-name="P31">(DS) = 1A05</text:p>
            <text:p text:style-name="P31">(SP) = FFFA</text:p>
            <text:p text:style-name="P31">(IP) = 0000</text:p>
            <text:p text:style-name="P31">Stack +0 001A</text:p>
            <text:p text:style-name="P31"><text:s text:c="5"/>+2 0000</text:p>
            <text:p text:style-name="P31"><text:s text:c="5"/>+4 19F5</text:p>
          </table:table-cell>
        </table:table-row>
        <table:table-row table:style-name="Таблица3.15">
          <table:table-cell table:style-name="Таблица3.A1" office:value-type="string">
            <text:p text:style-name="P32">0000</text:p>
          </table:table-cell>
          <table:table-cell table:style-name="Таблица3.A1" office:value-type="string">
            <text:p text:style-name="P32">MOV AH,09</text:p>
          </table:table-cell>
          <table:table-cell table:style-name="Таблица3.A1" office:value-type="string">
            <text:p text:style-name="P32">B409</text:p>
          </table:table-cell>
          <table:table-cell table:style-name="Таблица3.A1" office:value-type="string">
            <text:p text:style-name="P31">(AX) = 0905</text:p>
            <text:p text:style-name="P31">(DX) = 000F</text:p>
            <text:p text:style-name="P31">(DS) = 1A05</text:p>
            <text:p text:style-name="P31">(SP) = FFFA</text:p>
            <text:p text:style-name="P31">(IP) = 0000</text:p>
            <text:p text:style-name="P31">Stack +0 001A</text:p>
            <text:p text:style-name="P31"><text:s text:c="5"/>+2 0000</text:p>
            <text:p text:style-name="P31"><text:s text:c="5"/>+4 19F5</text:p>
          </table:table-cell>
          <table:table-cell table:style-name="Таблица3.A1" office:value-type="string">
            <text:p text:style-name="P31">(AX) = 0905</text:p>
            <text:p text:style-name="P31">(DX) = 000F</text:p>
            <text:p text:style-name="P31">(DS) = 1A05</text:p>
            <text:p text:style-name="P31">(SP) = FFFA</text:p>
            <text:p text:style-name="P31">(IP) = 0002</text:p>
            <text:p text:style-name="P31">Stack +0 001A</text:p>
            <text:p text:style-name="P31"><text:s text:c="5"/>+2 0000</text:p>
            <text:p text:style-name="P31"><text:s text:c="5"/>+4 19F5</text:p>
          </table:table-cell>
        </table:table-row>
        <text:soft-page-break/>
        <table:table-row table:style-name="Таблица3.16">
          <table:table-cell table:style-name="Таблица3.A1" office:value-type="string">
            <text:p text:style-name="P32">0002</text:p>
          </table:table-cell>
          <table:table-cell table:style-name="Таблица3.A1" office:value-type="string">
            <text:p text:style-name="P32">INT 21</text:p>
          </table:table-cell>
          <table:table-cell table:style-name="Таблица3.A1" office:value-type="string">
            <text:p text:style-name="P32">CD21</text:p>
          </table:table-cell>
          <table:table-cell table:style-name="Таблица3.A1" office:value-type="string">
            <text:p text:style-name="P31">(AX) = 0905</text:p>
            <text:p text:style-name="P31">(DX) = 000F</text:p>
            <text:p text:style-name="P31">(DS) = 1A05</text:p>
            <text:p text:style-name="P31">(SP) = FFFA</text:p>
            <text:p text:style-name="P31">(IP) = 0002</text:p>
            <text:p text:style-name="P31">Stack +0 001A</text:p>
            <text:p text:style-name="P31"><text:s text:c="5"/>+2 0000</text:p>
            <text:p text:style-name="P31"><text:s text:c="5"/>+4 19F5</text:p>
          </table:table-cell>
          <table:table-cell table:style-name="Таблица3.A1" office:value-type="string">
            <text:p text:style-name="P31">(AX) = 0905</text:p>
            <text:p text:style-name="P31">(DX) = 000F</text:p>
            <text:p text:style-name="P31">(DS) = 1A05</text:p>
            <text:p text:style-name="P31">(SP) = FFFA</text:p>
            <text:p text:style-name="P31">(IP) = 0004</text:p>
            <text:p text:style-name="P31">Stack +0 001A</text:p>
            <text:p text:style-name="P31"><text:s text:c="5"/>+2 0000</text:p>
            <text:p text:style-name="P31"><text:s text:c="5"/>+4 19F5</text:p>
          </table:table-cell>
        </table:table-row>
        <table:table-row table:style-name="Таблица3.3">
          <table:table-cell table:style-name="Таблица3.A1" office:value-type="string">
            <text:p text:style-name="P32">0004</text:p>
          </table:table-cell>
          <table:table-cell table:style-name="Таблица3.A1" office:value-type="string">
            <text:p text:style-name="P32">RET</text:p>
          </table:table-cell>
          <table:table-cell table:style-name="Таблица3.A1" office:value-type="string">
            <text:p text:style-name="P32">C3</text:p>
          </table:table-cell>
          <table:table-cell table:style-name="Таблица3.A1" office:value-type="string">
            <text:p text:style-name="P31">(AX) = 0905</text:p>
            <text:p text:style-name="P31">(DX) = 000F</text:p>
            <text:p text:style-name="P31">(DS) = 1A05</text:p>
            <text:p text:style-name="P31">(SP) = FFFA</text:p>
            <text:p text:style-name="P31">(IP) = 0004</text:p>
            <text:p text:style-name="P31">Stack +0 001A</text:p>
            <text:p text:style-name="P31"><text:s text:c="5"/>+2 0000</text:p>
            <text:p text:style-name="P31"><text:s text:c="5"/>+4 19F5</text:p>
          </table:table-cell>
          <table:table-cell table:style-name="Таблица3.A1" office:value-type="string">
            <text:p text:style-name="P31">(AX) = 0905</text:p>
            <text:p text:style-name="P31">(DX) = 000F</text:p>
            <text:p text:style-name="P31">(DS) = 1A05</text:p>
            <text:p text:style-name="P31">(SP) = FFFC</text:p>
            <text:p text:style-name="P31">(IP) = 001A</text:p>
            <text:p text:style-name="P31">Stack +0 0000</text:p>
            <text:p text:style-name="P31"><text:s text:c="5"/>+2 19F5</text:p>
            <text:p text:style-name="P31"><text:s text:c="5"/>+4 6548</text:p>
          </table:table-cell>
        </table:table-row>
        <table:table-row table:style-name="Таблица3.3">
          <table:table-cell table:style-name="Таблица3.A1" office:value-type="string">
            <text:p text:style-name="P32">001A</text:p>
          </table:table-cell>
          <table:table-cell table:style-name="Таблица3.A1" office:value-type="string">
            <text:p text:style-name="P32">RET Far</text:p>
          </table:table-cell>
          <table:table-cell table:style-name="Таблица3.A1" office:value-type="string">
            <text:p text:style-name="P32">CB</text:p>
          </table:table-cell>
          <table:table-cell table:style-name="Таблица3.A1" office:value-type="string">
            <text:p text:style-name="P31">(AX) = 0905</text:p>
            <text:p text:style-name="P31">(DX) = 000F</text:p>
            <text:p text:style-name="P31">(DS) = 1A05</text:p>
            <text:p text:style-name="P31">(SP) = FFFC</text:p>
            <text:p text:style-name="P31">(IP) = 001A</text:p>
            <text:p text:style-name="P31">Stack +0 0000</text:p>
            <text:p text:style-name="P31"><text:s text:c="5"/>+2 19F5</text:p>
            <text:p text:style-name="P31"><text:s text:c="5"/>+4 6548</text:p>
          </table:table-cell>
          <table:table-cell table:style-name="Таблица3.A1" office:value-type="string">
            <text:p text:style-name="P31">(AX) = 0905</text:p>
            <text:p text:style-name="P31">(DX) = 000F</text:p>
            <text:p text:style-name="P31">(DS) = 1A05</text:p>
            <text:p text:style-name="P31">(SP) = 0000</text:p>
            <text:p text:style-name="P31">(IP) = 0000</text:p>
            <text:p text:style-name="P31">Stack +0 6548</text:p>
            <text:p text:style-name="P31"><text:s text:c="5"/>+2 6C6C</text:p>
            <text:p text:style-name="P31"><text:s text:c="5"/>+4 206F</text:p>
          </table:table-cell>
        </table:table-row>
        <table:table-row table:style-name="Таблица3.3">
          <table:table-cell table:style-name="Таблица3.A1" office:value-type="string">
            <text:p text:style-name="P32">0000</text:p>
          </table:table-cell>
          <table:table-cell table:style-name="Таблица3.A1" office:value-type="string">
            <text:p text:style-name="P32">INT 20</text:p>
          </table:table-cell>
          <table:table-cell table:style-name="Таблица3.A1" office:value-type="string">
            <text:p text:style-name="P32">CD20</text:p>
          </table:table-cell>
          <table:table-cell table:style-name="Таблица3.A1" office:value-type="string">
            <text:p text:style-name="P31">(AX) = 0905</text:p>
            <text:p text:style-name="P31">(DX) = 000F</text:p>
            <text:p text:style-name="P31">(DS) = 1A05</text:p>
            <text:p text:style-name="P31">(SP) = 0000</text:p>
            <text:p text:style-name="P31">(IP) = 0000</text:p>
            <text:p text:style-name="P31">Stack +0 6548</text:p>
            <text:p text:style-name="P31"><text:s text:c="5"/>+2 6C6C</text:p>
            <text:p text:style-name="P31"><text:s text:c="5"/>+4 206F</text:p>
          </table:table-cell>
          <table:table-cell table:style-name="Таблица3.A1" office:value-type="string">
            <text:p text:style-name="P31">(AX) = 0905</text:p>
            <text:p text:style-name="P31">(DX) = 000F</text:p>
            <text:p text:style-name="P31">(DS) = 1A05</text:p>
            <text:p text:style-name="P31">(SP) = FFFA</text:p>
            <text:p text:style-name="P31">(IP) = 1480</text:p>
            <text:p text:style-name="P31">Stack +0 0002</text:p>
            <text:p text:style-name="P31"><text:s text:c="5"/>+2 19F5</text:p>
            <text:p text:style-name="P31"><text:s text:c="5"/>+4 7244</text:p>
          </table:table-cell>
        </table:table-row>
      </table:table>
      <text:p text:style-name="P35"/>
      <text:p text:style-name="P36">Выводы.</text:p>
      <text:p text:style-name="P37"><text:span text:style-name="Основной_20_шрифт_20_абзаца"><text:span text:style-name="T3">В результате выполнения лабораторной работы была освоена трансляция, изучено, как происходит выполнение и отладка программ на языке Ассемблера, а также разобраны структуры приведенных в работе программ.</text:span></text:span></text:p>
      <text:p text:style-name="P43"/>
      <text:p text:style-name="P42"/>
      <text:p text:style-name="P38">Приложение.</text:p>
      <text:p text:style-name="P37"><text:span text:style-name="Основной_20_шрифт_20_абзаца"><text:span text:style-name="T11">Текст файла </text:span></text:span><text:span text:style-name="Основной_20_шрифт_20_абзаца"><text:span text:style-name="T9">HELLO</text:span></text:span><text:span text:style-name="Основной_20_шрифт_20_абзаца"><text:span text:style-name="T11">1.</text:span></text:span><text:span text:style-name="Основной_20_шрифт_20_абзаца"><text:span text:style-name="T9">asm</text:span></text:span></text:p>
      <text:p text:style-name="P39"/>
      <text:p text:style-name="P37"/>
      <text:p text:style-name="P37"><text:span text:style-name="Основной_20_шрифт_20_абзаца"><text:span text:style-name="T17"><text:s text:c="6"/></text:span></text:span><text:span text:style-name="Основной_20_шрифт_20_абзаца"><text:span text:style-name="T18">D</text:span></text:span><text:span text:style-name="Основной_20_шрифт_20_абзаца"><text:span text:style-name="T19">OSSEG</text:span></text:span><text:span text:style-name="Основной_20_шрифт_20_абзаца"><text:span text:style-name="T20"> <text:s text:c="37"/>; Задание сегментов под ДОС</text:span></text:span></text:p>
      <text:p text:style-name="P37"><text:span text:style-name="Основной_20_шрифт_20_абзаца"><text:span text:style-name="T20"><text:s text:c="3"/>.</text:span></text:span><text:span text:style-name="Основной_20_шрифт_20_абзаца"><text:span text:style-name="T19">MODEL</text:span></text:span><text:span text:style-name="Основной_20_шрифт_20_абзаца"><text:span text:style-name="T20"> <text:s/></text:span></text:span><text:span text:style-name="Основной_20_шрифт_20_абзаца"><text:span text:style-name="T19">SMALL</text:span></text:span><text:span text:style-name="Основной_20_шрифт_20_абзаца"><text:span text:style-name="T20"> <text:s text:c="30"/>; Модель памяти-</text:span></text:span><text:span text:style-name="Основной_20_шрифт_20_абзаца"><text:span text:style-name="T19">SMALL</text:span></text:span><text:span text:style-name="Основной_20_шрифт_20_абзаца"><text:span text:style-name="T20">(Малая)</text:span></text:span></text:p>
      <text:p text:style-name="P37"><text:span text:style-name="Основной_20_шрифт_20_абзаца"><text:span text:style-name="T20"><text:s text:c="3"/>.</text:span></text:span><text:span text:style-name="Основной_20_шрифт_20_абзаца"><text:span text:style-name="T19">STACK</text:span></text:span><text:span text:style-name="Основной_20_шрифт_20_абзаца"><text:span text:style-name="T20"> <text:s/>100</text:span></text:span><text:span text:style-name="Основной_20_шрифт_20_абзаца"><text:span text:style-name="T19">h</text:span></text:span><text:span text:style-name="Основной_20_шрифт_20_абзаца"><text:span text:style-name="T20"> <text:s text:c="31"/>; Отвести под Стек 256 байт</text:span></text:span></text:p>
      <text:p text:style-name="P37"><text:span text:style-name="Основной_20_шрифт_20_абзаца"><text:span text:style-name="T20"><text:s text:c="3"/>.</text:span></text:span><text:span text:style-name="Основной_20_шрифт_20_абзаца"><text:span text:style-name="T19">DATA</text:span></text:span><text:span text:style-name="Основной_20_шрифт_20_абзаца"><text:span text:style-name="T20"> <text:s text:c="38"/>; Начало сегмента данных</text:span></text:span></text:p>
      <text:p text:style-name="P37"><text:span text:style-name="Основной_20_шрифт_20_абзаца"><text:span text:style-name="T19">Greeting</text:span></text:span><text:span text:style-name="Основной_20_шрифт_20_абзаца"><text:span text:style-name="T20"> <text:s/></text:span></text:span><text:span text:style-name="Основной_20_шрифт_20_абзаца"><text:span text:style-name="T19">LABEL</text:span></text:span><text:span text:style-name="Основной_20_шрифт_20_абзаца"><text:span text:style-name="T20"> <text:s/></text:span></text:span><text:span text:style-name="Основной_20_шрифт_20_абзаца"><text:span text:style-name="T19">BYTE</text:span></text:span><text:span text:style-name="Основной_20_шрифт_20_абзаца"><text:span text:style-name="T20"> <text:s text:c="25"/>; Текст <text:s/>приветствия</text:span></text:span></text:p>
      <text:p text:style-name="P37"><text:span text:style-name="Основной_20_шрифт_20_абзаца"><text:span text:style-name="T20"><text:s text:c="3"/></text:span></text:span><text:span text:style-name="Основной_20_шрифт_20_абзаца"><text:span text:style-name="T19">DB</text:span></text:span><text:span text:style-name="Основной_20_шрифт_20_абзаца"><text:span text:style-name="T20"> 'Hello! Im Lihashva Anastasia from 9383',13,10,'$'</text:span></text:span></text:p>
      <text:p text:style-name="P37"><text:span text:style-name="Основной_20_шрифт_20_абзаца"><text:span text:style-name="T20"><text:s text:c="3"/>.</text:span></text:span><text:span text:style-name="Основной_20_шрифт_20_абзаца"><text:span text:style-name="T19">CODE</text:span></text:span><text:span text:style-name="Основной_20_шрифт_20_абзаца"><text:span text:style-name="T20"> <text:s text:c="31"/>; Начало сегмента кода</text:span></text:span></text:p>
      <text:p text:style-name="P37"><text:span text:style-name="Основной_20_шрифт_20_абзаца"><text:span text:style-name="T20"><text:s text:c="3"/></text:span></text:span><text:span text:style-name="Основной_20_шрифт_20_абзаца"><text:span text:style-name="T19">mov</text:span></text:span><text:span text:style-name="Основной_20_шрифт_20_абзаца"><text:span text:style-name="T20"> <text:s/></text:span></text:span><text:span text:style-name="Основной_20_шрифт_20_абзаца"><text:span text:style-name="T19">ax</text:span></text:span><text:span text:style-name="Основной_20_шрифт_20_абзаца"><text:span text:style-name="T20">, @</text:span></text:span><text:span text:style-name="Основной_20_шрифт_20_абзаца"><text:span text:style-name="T19">data</text:span></text:span><text:span text:style-name="Основной_20_шрифт_20_абзаца"><text:span text:style-name="T20"> <text:s text:c="23"/>; Загрузка в </text:span></text:span><text:span text:style-name="Основной_20_шрифт_20_абзаца"><text:span text:style-name="T19">DS</text:span></text:span><text:span text:style-name="Основной_20_шрифт_20_абзаца"><text:span text:style-name="T20"> адреса начала</text:span></text:span></text:p>
      <text:p text:style-name="P37"><text:span text:style-name="Основной_20_шрифт_20_абзаца"><text:span text:style-name="T20"><text:s text:c="3"/></text:span></text:span><text:span text:style-name="Основной_20_шрифт_20_абзаца"><text:span text:style-name="T19">mov</text:span></text:span><text:span text:style-name="Основной_20_шрифт_20_абзаца"><text:span text:style-name="T20"> <text:s/></text:span></text:span><text:span text:style-name="Основной_20_шрифт_20_абзаца"><text:span text:style-name="T19">ds</text:span></text:span><text:span text:style-name="Основной_20_шрифт_20_абзаца"><text:span text:style-name="T20">, </text:span></text:span><text:span text:style-name="Основной_20_шрифт_20_абзаца"><text:span text:style-name="T19">ax</text:span></text:span><text:span text:style-name="Основной_20_шрифт_20_абзаца"><text:span text:style-name="T20"> <text:s text:c="26"/>; сегмента данных</text:span></text:span></text:p>
      <text:p text:style-name="P37"><text:span text:style-name="Основной_20_шрифт_20_абзаца"><text:span text:style-name="T20"><text:s text:c="3"/></text:span></text:span><text:span text:style-name="Основной_20_шрифт_20_абзаца"><text:span text:style-name="T19">mov</text:span></text:span><text:span text:style-name="Основной_20_шрифт_20_абзаца"><text:span text:style-name="T20"> <text:s/></text:span></text:span><text:span text:style-name="Основной_20_шрифт_20_абзаца"><text:span text:style-name="T19">dx</text:span></text:span><text:span text:style-name="Основной_20_шрифт_20_абзаца"><text:span text:style-name="T20">, </text:span></text:span><text:span text:style-name="Основной_20_шрифт_20_абзаца"><text:span text:style-name="T19">OFFSET</text:span></text:span><text:span text:style-name="Основной_20_шрифт_20_абзаца"><text:span text:style-name="T20"> </text:span></text:span><text:span text:style-name="Основной_20_шрифт_20_абзаца"><text:span text:style-name="T19">Greeting</text:span></text:span><text:span text:style-name="Основной_20_шрифт_20_абзаца"><text:span text:style-name="T20"> <text:s text:c="13"/>; Загрузка в </text:span></text:span><text:span text:style-name="Основной_20_шрифт_20_абзаца"><text:span text:style-name="T19">dx</text:span></text:span><text:span text:style-name="Основной_20_шрифт_20_абзаца"><text:span text:style-name="T20"> смещения</text:span></text:span></text:p>
      <text:p text:style-name="P37"><text:span text:style-name="Основной_20_шрифт_20_абзаца"><text:span text:style-name="T20"><text:s text:c="40"/>; адреса текста приветствия</text:span></text:span></text:p>
      <text:p text:style-name="P37"><text:span text:style-name="Основной_20_шрифт_20_абзаца"><text:span text:style-name="T19">DisplayGreeting</text:span></text:span><text:span text:style-name="Основной_20_шрифт_20_абзаца"><text:span text:style-name="T20">:</text:span></text:span></text:p>
      <text:p text:style-name="P37"><text:span text:style-name="Основной_20_шрифт_20_абзаца"><text:span text:style-name="T20"><text:s text:c="3"/></text:span></text:span><text:span text:style-name="Основной_20_шрифт_20_абзаца"><text:span text:style-name="T19">mov</text:span></text:span><text:span text:style-name="Основной_20_шрифт_20_абзаца"><text:span text:style-name="T20"> <text:s/></text:span></text:span><text:span text:style-name="Основной_20_шрифт_20_абзаца"><text:span text:style-name="T19">ah</text:span></text:span><text:span text:style-name="Основной_20_шрифт_20_абзаца"><text:span text:style-name="T20">, 9 <text:s text:c="27"/>; # функции ДОС печати строки</text:span></text:span></text:p>
      <text:p text:style-name="P37"><text:span text:style-name="Основной_20_шрифт_20_абзаца"><text:span text:style-name="T20"><text:s text:c="3"/></text:span></text:span><text:span text:style-name="Основной_20_шрифт_20_абзаца"><text:span text:style-name="T19">int</text:span></text:span><text:span text:style-name="Основной_20_шрифт_20_абзаца"><text:span text:style-name="T20"> <text:s/>21</text:span></text:span><text:span text:style-name="Основной_20_шрифт_20_абзаца"><text:span text:style-name="T19">h</text:span></text:span><text:span text:style-name="Основной_20_шрифт_20_абзаца"><text:span text:style-name="T20"> <text:s text:c="28"/>; вывод на экран <text:s/>приветствия</text:span></text:span></text:p>
      <text:p text:style-name="P37"><text:span text:style-name="Основной_20_шрифт_20_абзаца"><text:span text:style-name="T20"><text:s text:c="3"/></text:span></text:span><text:span text:style-name="Основной_20_шрифт_20_абзаца"><text:span text:style-name="T19">mov</text:span></text:span><text:span text:style-name="Основной_20_шрифт_20_абзаца"><text:span text:style-name="T20"> <text:s/></text:span></text:span><text:span text:style-name="Основной_20_шрифт_20_абзаца"><text:span text:style-name="T19">ah</text:span></text:span><text:span text:style-name="Основной_20_шрифт_20_абзаца"><text:span text:style-name="T20">, 4</text:span></text:span><text:span text:style-name="Основной_20_шрифт_20_абзаца"><text:span text:style-name="T19">ch</text:span></text:span><text:span text:style-name="Основной_20_шрифт_20_абзаца"><text:span text:style-name="T20"> <text:s text:c="25"/>; # функции ДОС завершения программы</text:span></text:span></text:p>
      <text:p text:style-name="P37"><text:span text:style-name="Основной_20_шрифт_20_абзаца"><text:span text:style-name="T20"><text:s text:c="3"/></text:span></text:span><text:span text:style-name="Основной_20_шрифт_20_абзаца"><text:span text:style-name="T19">int</text:span></text:span><text:span text:style-name="Основной_20_шрифт_20_абзаца"><text:span text:style-name="T20"> <text:s/>21</text:span></text:span><text:span text:style-name="Основной_20_шрифт_20_абзаца"><text:span text:style-name="T19">h</text:span></text:span><text:span text:style-name="Основной_20_шрифт_20_абзаца"><text:span text:style-name="T20"> <text:s text:c="28"/>; завершение программы и выход в ДОС</text:span></text:span></text:p>
      <text:p text:style-name="P37"><text:span text:style-name="Основной_20_шрифт_20_абзаца"><text:span text:style-name="T20"><text:s text:c="3"/></text:span></text:span><text:span text:style-name="Основной_20_шрифт_20_абзаца"><text:span text:style-name="T19">END</text:span></text:span></text:p>
      <text:p text:style-name="P40"/>
      <text:p text:style-name="P44"/>
      <text:p text:style-name="P45"><text:span text:style-name="Основной_20_шрифт_20_абзаца"><text:span text:style-name="T10"><text:s/></text:span></text:span><text:span text:style-name="Основной_20_шрифт_20_абзаца"><text:span text:style-name="T12">Текст</text:span></text:span><text:span text:style-name="Основной_20_шрифт_20_абзаца"><text:span text:style-name="T10"> </text:span></text:span><text:span text:style-name="Основной_20_шрифт_20_абзаца"><text:span text:style-name="T12">файла</text:span></text:span><text:span text:style-name="Основной_20_шрифт_20_абзаца"><text:span text:style-name="T10"> HELLO2.asm</text:span></text:span></text:p>
      <text:p text:style-name="P41">EOFLine <text:s/>EQU <text:s/>'$' <text:s text:c="5"/></text:p>
      <text:p text:style-name="P41">AStack <text:s text:c="3"/>SEGMENT <text:s/>STACK <text:s/></text:p>
      <text:p text:style-name="P41"><text:s text:c="10"/>DW 12 DUP(?) <text:s text:c="2"/></text:p>
      <text:p text:style-name="P41">AStack <text:s text:c="3"/>ENDS</text:p>
      <text:p text:style-name="P41">DATA <text:s text:c="5"/>SEGMENT</text:p>
      <text:p text:style-name="P37"><text:span text:style-name="Основной_20_шрифт_20_абзаца"><text:span text:style-name="T19">HELLO <text:s text:c="4"/>DB 'Hello World!', 0AH, 0DH, EOFLine</text:span></text:span></text:p>
      <text:p text:style-name="P37"><text:soft-page-break/><text:span text:style-name="Основной_20_шрифт_20_абзаца"><text:span text:style-name="T19">GREETING <text:s/>DB 'Lihashva Anastasia from 9383', 0AH, 0DH, EOFLine</text:span></text:span></text:p>
      <text:p text:style-name="P41">DATA <text:s text:c="5"/>ENDS</text:p>
      <text:p text:style-name="P41">CODE <text:s text:c="5"/>SEGMENT</text:p>
      <text:p text:style-name="P41"><text:s text:c="10"/>ASSUME CS:Code DS:DATA SS:STACK</text:p>
      <text:p text:style-name="P41">WriteMsg <text:s/>PROC <text:s/>NEAR</text:p>
      <text:p text:style-name="P41"><text:s text:c="10"/>mov <text:s text:c="2"/>AH,9</text:p>
      <text:p text:style-name="P37"><text:span text:style-name="Основной_20_шрифт_20_абзаца"><text:span text:style-name="T19"><text:s text:c="10"/>int <text:s text:c="2"/>21h</text:span></text:span></text:p>
      <text:p text:style-name="P37"><text:span text:style-name="Основной_20_шрифт_20_абзаца"><text:span text:style-name="T19"><text:s text:c="10"/>ret</text:span></text:span></text:p>
      <text:p text:style-name="P41">WriteMsg <text:s/>ENDP</text:p>
      <text:p text:style-name="P41">Main <text:s text:c="5"/>PROC <text:s/>FAR</text:p>
      <text:p text:style-name="P41"><text:s text:c="10"/>push <text:s/>DS <text:s text:c="5"/></text:p>
      <text:p text:style-name="P41"><text:s text:c="10"/>sub <text:s text:c="2"/>AX,AX <text:s text:c="3"/></text:p>
      <text:p text:style-name="P41"><text:s text:c="10"/>push <text:s/>AX <text:s text:c="2"/></text:p>
      <text:p text:style-name="P41"><text:s text:c="10"/>mov <text:s text:c="2"/>AX,DATA <text:s text:c="12"/></text:p>
      <text:p text:style-name="P41"><text:s text:c="10"/>mov <text:s text:c="2"/>DS,AX <text:s text:c="13"/></text:p>
      <text:p text:style-name="P41"><text:s text:c="10"/>mov <text:s text:c="2"/>DX, OFFSET HELLO <text:s text:c="3"/></text:p>
      <text:p text:style-name="P41"><text:s text:c="10"/>call <text:s/>WriteMsg <text:s text:c="9"/></text:p>
      <text:p text:style-name="P41"><text:s text:c="10"/>mov <text:s text:c="2"/>DX, OFFSET GREETING</text:p>
      <text:p text:style-name="P41"><text:s text:c="10"/>call <text:s/>WriteMsg <text:s text:c="7"/></text:p>
      <text:p text:style-name="P41"><text:s text:c="10"/>ret <text:s text:c="47"/></text:p>
      <text:p text:style-name="P41">Main <text:s text:c="5"/>ENDP</text:p>
      <text:p text:style-name="P41">CODE <text:s text:c="5"/>ENDS</text:p>
      <text:p text:style-name="P41"><text:s text:c="10"/>END Main</text:p>
      <text:p text:style-name="P41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tru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fo:hyphenate="tru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fo:hyphenate="true"/>
    </style:style>
    <style:style style:name="Caption" style:family="paragraph" style:parent-style-name="Standard" style:class="extra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size-complex="14pt" fo:hyphenate="tru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true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hyphenation-ladder-count="no-limit"/>
      <style:text-properties fo:hyphenate="true"/>
    </style:style>
    <style:style style:name="Text" style:family="paragraph" style:parent-style-name="Standard" style:class="extra">
      <style:paragraph-properties fo:margin-top="0cm" fo:margin-bottom="0.282cm" loext:contextual-spacing="false" fo:line-height="106%"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false" fo:line-height="106%" fo:hyphenation-ladder-count="no-limit" fo:text-indent="0cm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tru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wiss" style:font-pitch-complex="variable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meta:initial-creator>Pavel Martinenko</meta:initial-creator>
    <meta:creation-date>2020-11-12T13:08:00Z</meta:creation-date>
    <dc:date>2020-11-14T16:36:59.202000000</dc:date>
    <meta:print-date>2019-09-18T23:43:00Z</meta:print-date>
    <meta:editing-cycles>10</meta:editing-cycles>
    <meta:editing-duration>PT53M5S</meta:editing-duration>
    <meta:document-statistic meta:table-count="3" meta:image-count="0" meta:object-count="0" meta:page-count="9" meta:paragraph-count="510" meta:word-count="1635" meta:character-count="9373" meta:non-whitespace-character-count="7048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